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number-columns-repeated="7" table:default-cell-style-name="Default"/>
        <table:table-row table:style-name="ro2">
          <table:table-cell table:style-name="ce1" office:value-type="string">
            <text:p>Level</text:p>
          </table:table-cell>
          <table:table-cell table:style-name="ce3" office:value-type="string">
            <text:p><text:a xlink:href="https://honkai-star-rail.fandom.com/wiki/HP">HP</text:a></text:p>
          </table:table-cell>
          <table:table-cell table:style-name="ce3" office:value-type="string">
            <text:p><text:a xlink:href="https://honkai-star-rail.fandom.com/wiki/ATK">ATK</text:a></text:p>
          </table:table-cell>
          <table:table-cell table:style-name="ce3" office:value-type="string">
            <text:p><text:a xlink:href="https://honkai-star-rail.fandom.com/wiki/DEF">DEF</text:a></text:p>
          </table:table-cell>
          <table:table-cell table:style-name="ce3" office:value-type="string">
            <text:p><text:a xlink:href="https://honkai-star-rail.fandom.com/wiki/SPD">SPD</text:a></text:p>
          </table:table-cell>
          <table:table-cell table:style-name="ce3" office:value-type="string">
            <text:p><text:a xlink:href="https://honkai-star-rail.fandom.com/wiki/Effect_Hit_Rate">Eff. H. R.</text:a></text:p>
          </table:table-cell>
          <table:table-cell table:style-name="ce3" office:value-type="string">
            <text:p><text:a xlink:href="https://honkai-star-rail.fandom.com/wiki/Effect_RES">Eff. RES</text:a> </text:p>
          </table:table-cell>
          <table:table-cell table:style-name="Default" office:value-type="float" office:value="60">
            <text:p>60</text:p>
          </table:table-cell>
          <table:table-cell office:value-type="string">
            <text:p>&lt;----Toughness</text:p>
          </table:table-cell>
          <table:table-cell table:number-columns-repeated="6"/>
        </table:table-row>
        <table:table-row table:style-name="ro3">
          <table:table-cell office:value-type="string">
            <text:p>1 </text:p>
          </table:table-cell>
          <table:table-cell office:value-type="string">
            <text:p>112 </text:p>
          </table:table-cell>
          <table:table-cell office:value-type="string">
            <text:p>12 </text:p>
          </table:table-cell>
          <table:table-cell office:value-type="string">
            <text:p>2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]&amp;&quot;&quot;&quot; hp=&quot;&quot;&quot;&amp;[.B2]&amp;&quot;&quot;&quot; atk=&quot;&quot;&quot;&amp;[.C2]&amp;&quot;&quot;&quot; spd=&quot;&quot;&quot;&amp;[.E2]&amp;&quot;&quot;&quot; def=&quot;&quot;&quot;&amp;[.D2]&amp;&quot;&quot;&quot; effect_hit=&quot;&quot;0.&quot;&amp;TRIM(SUBSTITUTE(SUBSTITUTE([.F2];&quot;%&quot;;&quot;&quot;);&quot;.&quot;;&quot;&quot;))&amp;&quot;&quot;&quot; effect_res=&quot;&quot;0.&quot;&amp;TRIM(SUBSTITUTE(SUBSTITUTE([.G2];&quot;%&quot;;&quot;&quot;);&quot;.&quot;;&quot;&quot;))&amp;&quot;&quot;&quot; tgh=&quot;&quot;&quot;&amp;[.$H$1]&amp;&quot;&quot;&quot; /&gt;&quot;" office:value-type="string" office:string-value="&lt;Stats level=&quot;1 &quot; hp=&quot;112 &quot; atk=&quot;12 &quot; spd=&quot;100 &quot; def=&quot;210 &quot; effect_hit=&quot;0.0&quot; effect_res=&quot;0.10&quot; tgh=&quot;60&quot; /&gt;">
            <text:p>&lt;Stats level="1 " hp="112 " atk="12 " spd="100 " def="210 " effect_hit="0.0" effect_res="0.10" tgh="60" /&gt;</text:p>
          </table:table-cell>
          <table:table-cell table:number-columns-repeated="6"/>
          <table:table-cell office:value-type="string">
            <text:p>1) copy from <text:a xlink:href="https://honkai-star-rail.fandom.com/wiki/Vagrant">https://honkai-star-rail.fandom.com/wiki/Vagrant</text:a></text:p>
          </table:table-cell>
        </table:table-row>
        <table:table-row table:style-name="ro3">
          <table:table-cell office:value-type="string">
            <text:p>2 </text:p>
          </table:table-cell>
          <table:table-cell office:value-type="string">
            <text:p>146 </text:p>
          </table:table-cell>
          <table:table-cell office:value-type="string">
            <text:p>14 </text:p>
          </table:table-cell>
          <table:table-cell office:value-type="string">
            <text:p>2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]&amp;&quot;&quot;&quot; hp=&quot;&quot;&quot;&amp;[.B3]&amp;&quot;&quot;&quot; atk=&quot;&quot;&quot;&amp;[.C3]&amp;&quot;&quot;&quot; spd=&quot;&quot;&quot;&amp;[.E3]&amp;&quot;&quot;&quot; def=&quot;&quot;&quot;&amp;[.D3]&amp;&quot;&quot;&quot; effect_hit=&quot;&quot;0.&quot;&amp;TRIM(SUBSTITUTE(SUBSTITUTE([.F3];&quot;%&quot;;&quot;&quot;);&quot;.&quot;;&quot;&quot;))&amp;&quot;&quot;&quot; effect_res=&quot;&quot;0.&quot;&amp;TRIM(SUBSTITUTE(SUBSTITUTE([.G3];&quot;%&quot;;&quot;&quot;);&quot;.&quot;;&quot;&quot;))&amp;&quot;&quot;&quot; tgh=&quot;&quot;&quot;&amp;[.$H$1]&amp;&quot;&quot;&quot; /&gt;&quot;" office:value-type="string" office:string-value="&lt;Stats level=&quot;2 &quot; hp=&quot;146 &quot; atk=&quot;14 &quot; spd=&quot;100 &quot; def=&quot;220 &quot; effect_hit=&quot;0.0&quot; effect_res=&quot;0.10&quot; tgh=&quot;60&quot; /&gt;">
            <text:p>&lt;Stats level="2 " hp="146 " atk="14 " spd="100 " def="220 " effect_hit="0.0" effect_res="0.10" tgh="60" /&gt;</text:p>
          </table:table-cell>
          <table:table-cell office:value-type="string">
            <text:p>Тырить отсюда : <text:a xlink:href="https://honkai-star-rail.fandom.com/wiki/Vagrant">https://honkai-star-rail.fandom.com/wiki/Vagrant</text:a></text:p>
          </table:table-cell>
          <table:table-cell table:number-columns-repeated="5"/>
          <table:table-cell office:value-type="string">
            <text:p>2)profit</text:p>
          </table:table-cell>
        </table:table-row>
        <table:table-row table:style-name="ro3">
          <table:table-cell office:value-type="string">
            <text:p>3 </text:p>
          </table:table-cell>
          <table:table-cell office:value-type="string">
            <text:p>153 </text:p>
          </table:table-cell>
          <table:table-cell office:value-type="string">
            <text:p>15 </text:p>
          </table:table-cell>
          <table:table-cell office:value-type="string">
            <text:p>2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]&amp;&quot;&quot;&quot; hp=&quot;&quot;&quot;&amp;[.B4]&amp;&quot;&quot;&quot; atk=&quot;&quot;&quot;&amp;[.C4]&amp;&quot;&quot;&quot; spd=&quot;&quot;&quot;&amp;[.E4]&amp;&quot;&quot;&quot; def=&quot;&quot;&quot;&amp;[.D4]&amp;&quot;&quot;&quot; effect_hit=&quot;&quot;0.&quot;&amp;TRIM(SUBSTITUTE(SUBSTITUTE([.F4];&quot;%&quot;;&quot;&quot;);&quot;.&quot;;&quot;&quot;))&amp;&quot;&quot;&quot; effect_res=&quot;&quot;0.&quot;&amp;TRIM(SUBSTITUTE(SUBSTITUTE([.G4];&quot;%&quot;;&quot;&quot;);&quot;.&quot;;&quot;&quot;))&amp;&quot;&quot;&quot; tgh=&quot;&quot;&quot;&amp;[.$H$1]&amp;&quot;&quot;&quot; /&gt;&quot;" office:value-type="string" office:string-value="&lt;Stats level=&quot;3 &quot; hp=&quot;153 &quot; atk=&quot;15 &quot; spd=&quot;100 &quot; def=&quot;230 &quot; effect_hit=&quot;0.0&quot; effect_res=&quot;0.10&quot; tgh=&quot;60&quot; /&gt;">
            <text:p>&lt;Stats level="3 " hp="153 " atk="15 " spd="100 " def="230 " effect_hit="0.0" effect_res="0.10" tgh="60" /&gt;</text:p>
          </table:table-cell>
          <table:table-cell office:value-type="string">
            <text:p>Через блокнот копипастить, в A2</text:p>
          </table:table-cell>
          <table:table-cell table:number-columns-repeated="6"/>
        </table:table-row>
        <table:table-row table:style-name="ro2">
          <table:table-cell office:value-type="string">
            <text:p>4 </text:p>
          </table:table-cell>
          <table:table-cell office:value-type="string">
            <text:p>190 </text:p>
          </table:table-cell>
          <table:table-cell office:value-type="string">
            <text:p>20 </text:p>
          </table:table-cell>
          <table:table-cell office:value-type="string">
            <text:p>2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]&amp;&quot;&quot;&quot; hp=&quot;&quot;&quot;&amp;[.B5]&amp;&quot;&quot;&quot; atk=&quot;&quot;&quot;&amp;[.C5]&amp;&quot;&quot;&quot; spd=&quot;&quot;&quot;&amp;[.E5]&amp;&quot;&quot;&quot; def=&quot;&quot;&quot;&amp;[.D5]&amp;&quot;&quot;&quot; effect_hit=&quot;&quot;0.&quot;&amp;TRIM(SUBSTITUTE(SUBSTITUTE([.F5];&quot;%&quot;;&quot;&quot;);&quot;.&quot;;&quot;&quot;))&amp;&quot;&quot;&quot; effect_res=&quot;&quot;0.&quot;&amp;TRIM(SUBSTITUTE(SUBSTITUTE([.G5];&quot;%&quot;;&quot;&quot;);&quot;.&quot;;&quot;&quot;))&amp;&quot;&quot;&quot; tgh=&quot;&quot;&quot;&amp;[.$H$1]&amp;&quot;&quot;&quot; /&gt;&quot;" office:value-type="string" office:string-value="&lt;Stats level=&quot;4 &quot; hp=&quot;190 &quot; atk=&quot;20 &quot; spd=&quot;100 &quot; def=&quot;240 &quot; effect_hit=&quot;0.0&quot; effect_res=&quot;0.10&quot; tgh=&quot;60&quot; /&gt;">
            <text:p>&lt;Stats level="4 " hp="190 " atk="20 " spd="100 " def="2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 </text:p>
          </table:table-cell>
          <table:table-cell office:value-type="string">
            <text:p>199 </text:p>
          </table:table-cell>
          <table:table-cell office:value-type="string">
            <text:p>21 </text:p>
          </table:table-cell>
          <table:table-cell office:value-type="string">
            <text:p>2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6]&amp;&quot;&quot;&quot; hp=&quot;&quot;&quot;&amp;[.B6]&amp;&quot;&quot;&quot; atk=&quot;&quot;&quot;&amp;[.C6]&amp;&quot;&quot;&quot; spd=&quot;&quot;&quot;&amp;[.E6]&amp;&quot;&quot;&quot; def=&quot;&quot;&quot;&amp;[.D6]&amp;&quot;&quot;&quot; effect_hit=&quot;&quot;0.&quot;&amp;TRIM(SUBSTITUTE(SUBSTITUTE([.F6];&quot;%&quot;;&quot;&quot;);&quot;.&quot;;&quot;&quot;))&amp;&quot;&quot;&quot; effect_res=&quot;&quot;0.&quot;&amp;TRIM(SUBSTITUTE(SUBSTITUTE([.G6];&quot;%&quot;;&quot;&quot;);&quot;.&quot;;&quot;&quot;))&amp;&quot;&quot;&quot; tgh=&quot;&quot;&quot;&amp;[.$H$1]&amp;&quot;&quot;&quot; /&gt;&quot;" office:value-type="string" office:string-value="&lt;Stats level=&quot;5 &quot; hp=&quot;199 &quot; atk=&quot;21 &quot; spd=&quot;100 &quot; def=&quot;250 &quot; effect_hit=&quot;0.0&quot; effect_res=&quot;0.10&quot; tgh=&quot;60&quot; /&gt;">
            <text:p>&lt;Stats level="5 " hp="199 " atk="21 " spd="100 " def="2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6 </text:p>
          </table:table-cell>
          <table:table-cell office:value-type="string">
            <text:p>209 </text:p>
          </table:table-cell>
          <table:table-cell office:value-type="string">
            <text:p>22 </text:p>
          </table:table-cell>
          <table:table-cell office:value-type="string">
            <text:p>2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7]&amp;&quot;&quot;&quot; hp=&quot;&quot;&quot;&amp;[.B7]&amp;&quot;&quot;&quot; atk=&quot;&quot;&quot;&amp;[.C7]&amp;&quot;&quot;&quot; spd=&quot;&quot;&quot;&amp;[.E7]&amp;&quot;&quot;&quot; def=&quot;&quot;&quot;&amp;[.D7]&amp;&quot;&quot;&quot; effect_hit=&quot;&quot;0.&quot;&amp;TRIM(SUBSTITUTE(SUBSTITUTE([.F7];&quot;%&quot;;&quot;&quot;);&quot;.&quot;;&quot;&quot;))&amp;&quot;&quot;&quot; effect_res=&quot;&quot;0.&quot;&amp;TRIM(SUBSTITUTE(SUBSTITUTE([.G7];&quot;%&quot;;&quot;&quot;);&quot;.&quot;;&quot;&quot;))&amp;&quot;&quot;&quot; tgh=&quot;&quot;&quot;&amp;[.$H$1]&amp;&quot;&quot;&quot; /&gt;&quot;" office:value-type="string" office:string-value="&lt;Stats level=&quot;6 &quot; hp=&quot;209 &quot; atk=&quot;22 &quot; spd=&quot;100 &quot; def=&quot;260 &quot; effect_hit=&quot;0.0&quot; effect_res=&quot;0.10&quot; tgh=&quot;60&quot; /&gt;">
            <text:p>&lt;Stats level="6 " hp="209 " atk="22 " spd="100 " def="2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7 </text:p>
          </table:table-cell>
          <table:table-cell office:value-type="string">
            <text:p>218 </text:p>
          </table:table-cell>
          <table:table-cell office:value-type="string">
            <text:p>23 </text:p>
          </table:table-cell>
          <table:table-cell office:value-type="string">
            <text:p>2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8]&amp;&quot;&quot;&quot; hp=&quot;&quot;&quot;&amp;[.B8]&amp;&quot;&quot;&quot; atk=&quot;&quot;&quot;&amp;[.C8]&amp;&quot;&quot;&quot; spd=&quot;&quot;&quot;&amp;[.E8]&amp;&quot;&quot;&quot; def=&quot;&quot;&quot;&amp;[.D8]&amp;&quot;&quot;&quot; effect_hit=&quot;&quot;0.&quot;&amp;TRIM(SUBSTITUTE(SUBSTITUTE([.F8];&quot;%&quot;;&quot;&quot;);&quot;.&quot;;&quot;&quot;))&amp;&quot;&quot;&quot; effect_res=&quot;&quot;0.&quot;&amp;TRIM(SUBSTITUTE(SUBSTITUTE([.G8];&quot;%&quot;;&quot;&quot;);&quot;.&quot;;&quot;&quot;))&amp;&quot;&quot;&quot; tgh=&quot;&quot;&quot;&amp;[.$H$1]&amp;&quot;&quot;&quot; /&gt;&quot;" office:value-type="string" office:string-value="&lt;Stats level=&quot;7 &quot; hp=&quot;218 &quot; atk=&quot;23 &quot; spd=&quot;100 &quot; def=&quot;270 &quot; effect_hit=&quot;0.0&quot; effect_res=&quot;0.10&quot; tgh=&quot;60&quot; /&gt;">
            <text:p>&lt;Stats level="7 " hp="218 " atk="23 " spd="100 " def="2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8 </text:p>
          </table:table-cell>
          <table:table-cell office:value-type="string">
            <text:p>228 </text:p>
          </table:table-cell>
          <table:table-cell office:value-type="string">
            <text:p>25 </text:p>
          </table:table-cell>
          <table:table-cell office:value-type="string">
            <text:p>2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9]&amp;&quot;&quot;&quot; hp=&quot;&quot;&quot;&amp;[.B9]&amp;&quot;&quot;&quot; atk=&quot;&quot;&quot;&amp;[.C9]&amp;&quot;&quot;&quot; spd=&quot;&quot;&quot;&amp;[.E9]&amp;&quot;&quot;&quot; def=&quot;&quot;&quot;&amp;[.D9]&amp;&quot;&quot;&quot; effect_hit=&quot;&quot;0.&quot;&amp;TRIM(SUBSTITUTE(SUBSTITUTE([.F9];&quot;%&quot;;&quot;&quot;);&quot;.&quot;;&quot;&quot;))&amp;&quot;&quot;&quot; effect_res=&quot;&quot;0.&quot;&amp;TRIM(SUBSTITUTE(SUBSTITUTE([.G9];&quot;%&quot;;&quot;&quot;);&quot;.&quot;;&quot;&quot;))&amp;&quot;&quot;&quot; tgh=&quot;&quot;&quot;&amp;[.$H$1]&amp;&quot;&quot;&quot; /&gt;&quot;" office:value-type="string" office:string-value="&lt;Stats level=&quot;8 &quot; hp=&quot;228 &quot; atk=&quot;25 &quot; spd=&quot;100 &quot; def=&quot;280 &quot; effect_hit=&quot;0.0&quot; effect_res=&quot;0.10&quot; tgh=&quot;60&quot; /&gt;">
            <text:p>&lt;Stats level="8 " hp="228 " atk="25 " spd="100 " def="2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9 </text:p>
          </table:table-cell>
          <table:table-cell office:value-type="string">
            <text:p>238 </text:p>
          </table:table-cell>
          <table:table-cell office:value-type="string">
            <text:p>26 </text:p>
          </table:table-cell>
          <table:table-cell office:value-type="string">
            <text:p>2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0]&amp;&quot;&quot;&quot; hp=&quot;&quot;&quot;&amp;[.B10]&amp;&quot;&quot;&quot; atk=&quot;&quot;&quot;&amp;[.C10]&amp;&quot;&quot;&quot; spd=&quot;&quot;&quot;&amp;[.E10]&amp;&quot;&quot;&quot; def=&quot;&quot;&quot;&amp;[.D10]&amp;&quot;&quot;&quot; effect_hit=&quot;&quot;0.&quot;&amp;TRIM(SUBSTITUTE(SUBSTITUTE([.F10];&quot;%&quot;;&quot;&quot;);&quot;.&quot;;&quot;&quot;))&amp;&quot;&quot;&quot; effect_res=&quot;&quot;0.&quot;&amp;TRIM(SUBSTITUTE(SUBSTITUTE([.G10];&quot;%&quot;;&quot;&quot;);&quot;.&quot;;&quot;&quot;))&amp;&quot;&quot;&quot; tgh=&quot;&quot;&quot;&amp;[.$H$1]&amp;&quot;&quot;&quot; /&gt;&quot;" office:value-type="string" office:string-value="&lt;Stats level=&quot;9 &quot; hp=&quot;238 &quot; atk=&quot;26 &quot; spd=&quot;100 &quot; def=&quot;290 &quot; effect_hit=&quot;0.0&quot; effect_res=&quot;0.10&quot; tgh=&quot;60&quot; /&gt;">
            <text:p>&lt;Stats level="9 " hp="238 " atk="26 " spd="100 " def="2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0 </text:p>
          </table:table-cell>
          <table:table-cell office:value-type="string">
            <text:p>248 </text:p>
          </table:table-cell>
          <table:table-cell office:value-type="string">
            <text:p>26 </text:p>
          </table:table-cell>
          <table:table-cell office:value-type="string">
            <text:p>3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1]&amp;&quot;&quot;&quot; hp=&quot;&quot;&quot;&amp;[.B11]&amp;&quot;&quot;&quot; atk=&quot;&quot;&quot;&amp;[.C11]&amp;&quot;&quot;&quot; spd=&quot;&quot;&quot;&amp;[.E11]&amp;&quot;&quot;&quot; def=&quot;&quot;&quot;&amp;[.D11]&amp;&quot;&quot;&quot; effect_hit=&quot;&quot;0.&quot;&amp;TRIM(SUBSTITUTE(SUBSTITUTE([.F11];&quot;%&quot;;&quot;&quot;);&quot;.&quot;;&quot;&quot;))&amp;&quot;&quot;&quot; effect_res=&quot;&quot;0.&quot;&amp;TRIM(SUBSTITUTE(SUBSTITUTE([.G11];&quot;%&quot;;&quot;&quot;);&quot;.&quot;;&quot;&quot;))&amp;&quot;&quot;&quot; tgh=&quot;&quot;&quot;&amp;[.$H$1]&amp;&quot;&quot;&quot; /&gt;&quot;" office:value-type="string" office:string-value="&lt;Stats level=&quot;10 &quot; hp=&quot;248 &quot; atk=&quot;26 &quot; spd=&quot;100 &quot; def=&quot;300 &quot; effect_hit=&quot;0.0&quot; effect_res=&quot;0.10&quot; tgh=&quot;60&quot; /&gt;">
            <text:p>&lt;Stats level="10 " hp="248 " atk="26 " spd="100 " def="3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1 </text:p>
          </table:table-cell>
          <table:table-cell office:value-type="string">
            <text:p>265 </text:p>
          </table:table-cell>
          <table:table-cell office:value-type="string">
            <text:p>29 </text:p>
          </table:table-cell>
          <table:table-cell office:value-type="string">
            <text:p>3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2]&amp;&quot;&quot;&quot; hp=&quot;&quot;&quot;&amp;[.B12]&amp;&quot;&quot;&quot; atk=&quot;&quot;&quot;&amp;[.C12]&amp;&quot;&quot;&quot; spd=&quot;&quot;&quot;&amp;[.E12]&amp;&quot;&quot;&quot; def=&quot;&quot;&quot;&amp;[.D12]&amp;&quot;&quot;&quot; effect_hit=&quot;&quot;0.&quot;&amp;TRIM(SUBSTITUTE(SUBSTITUTE([.F12];&quot;%&quot;;&quot;&quot;);&quot;.&quot;;&quot;&quot;))&amp;&quot;&quot;&quot; effect_res=&quot;&quot;0.&quot;&amp;TRIM(SUBSTITUTE(SUBSTITUTE([.G12];&quot;%&quot;;&quot;&quot;);&quot;.&quot;;&quot;&quot;))&amp;&quot;&quot;&quot; tgh=&quot;&quot;&quot;&amp;[.$H$1]&amp;&quot;&quot;&quot; /&gt;&quot;" office:value-type="string" office:string-value="&lt;Stats level=&quot;11 &quot; hp=&quot;265 &quot; atk=&quot;29 &quot; spd=&quot;100 &quot; def=&quot;310 &quot; effect_hit=&quot;0.0&quot; effect_res=&quot;0.10&quot; tgh=&quot;60&quot; /&gt;">
            <text:p>&lt;Stats level="11 " hp="265 " atk="29 " spd="100 " def="3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2 </text:p>
          </table:table-cell>
          <table:table-cell office:value-type="string">
            <text:p>283 </text:p>
          </table:table-cell>
          <table:table-cell office:value-type="string">
            <text:p>32 </text:p>
          </table:table-cell>
          <table:table-cell office:value-type="string">
            <text:p>3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3]&amp;&quot;&quot;&quot; hp=&quot;&quot;&quot;&amp;[.B13]&amp;&quot;&quot;&quot; atk=&quot;&quot;&quot;&amp;[.C13]&amp;&quot;&quot;&quot; spd=&quot;&quot;&quot;&amp;[.E13]&amp;&quot;&quot;&quot; def=&quot;&quot;&quot;&amp;[.D13]&amp;&quot;&quot;&quot; effect_hit=&quot;&quot;0.&quot;&amp;TRIM(SUBSTITUTE(SUBSTITUTE([.F13];&quot;%&quot;;&quot;&quot;);&quot;.&quot;;&quot;&quot;))&amp;&quot;&quot;&quot; effect_res=&quot;&quot;0.&quot;&amp;TRIM(SUBSTITUTE(SUBSTITUTE([.G13];&quot;%&quot;;&quot;&quot;);&quot;.&quot;;&quot;&quot;))&amp;&quot;&quot;&quot; tgh=&quot;&quot;&quot;&amp;[.$H$1]&amp;&quot;&quot;&quot; /&gt;&quot;" office:value-type="string" office:string-value="&lt;Stats level=&quot;12 &quot; hp=&quot;283 &quot; atk=&quot;32 &quot; spd=&quot;100 &quot; def=&quot;320 &quot; effect_hit=&quot;0.0&quot; effect_res=&quot;0.10&quot; tgh=&quot;60&quot; /&gt;">
            <text:p>&lt;Stats level="12 " hp="283 " atk="32 " spd="100 " def="3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3 </text:p>
          </table:table-cell>
          <table:table-cell office:value-type="string">
            <text:p>300 </text:p>
          </table:table-cell>
          <table:table-cell office:value-type="string">
            <text:p>34 </text:p>
          </table:table-cell>
          <table:table-cell office:value-type="string">
            <text:p>3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4]&amp;&quot;&quot;&quot; hp=&quot;&quot;&quot;&amp;[.B14]&amp;&quot;&quot;&quot; atk=&quot;&quot;&quot;&amp;[.C14]&amp;&quot;&quot;&quot; spd=&quot;&quot;&quot;&amp;[.E14]&amp;&quot;&quot;&quot; def=&quot;&quot;&quot;&amp;[.D14]&amp;&quot;&quot;&quot; effect_hit=&quot;&quot;0.&quot;&amp;TRIM(SUBSTITUTE(SUBSTITUTE([.F14];&quot;%&quot;;&quot;&quot;);&quot;.&quot;;&quot;&quot;))&amp;&quot;&quot;&quot; effect_res=&quot;&quot;0.&quot;&amp;TRIM(SUBSTITUTE(SUBSTITUTE([.G14];&quot;%&quot;;&quot;&quot;);&quot;.&quot;;&quot;&quot;))&amp;&quot;&quot;&quot; tgh=&quot;&quot;&quot;&amp;[.$H$1]&amp;&quot;&quot;&quot; /&gt;&quot;" office:value-type="string" office:string-value="&lt;Stats level=&quot;13 &quot; hp=&quot;300 &quot; atk=&quot;34 &quot; spd=&quot;100 &quot; def=&quot;330 &quot; effect_hit=&quot;0.0&quot; effect_res=&quot;0.10&quot; tgh=&quot;60&quot; /&gt;">
            <text:p>&lt;Stats level="13 " hp="300 " atk="34 " spd="100 " def="3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4 </text:p>
          </table:table-cell>
          <table:table-cell office:value-type="string">
            <text:p>318 </text:p>
          </table:table-cell>
          <table:table-cell office:value-type="string">
            <text:p>37 </text:p>
          </table:table-cell>
          <table:table-cell office:value-type="string">
            <text:p>3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5]&amp;&quot;&quot;&quot; hp=&quot;&quot;&quot;&amp;[.B15]&amp;&quot;&quot;&quot; atk=&quot;&quot;&quot;&amp;[.C15]&amp;&quot;&quot;&quot; spd=&quot;&quot;&quot;&amp;[.E15]&amp;&quot;&quot;&quot; def=&quot;&quot;&quot;&amp;[.D15]&amp;&quot;&quot;&quot; effect_hit=&quot;&quot;0.&quot;&amp;TRIM(SUBSTITUTE(SUBSTITUTE([.F15];&quot;%&quot;;&quot;&quot;);&quot;.&quot;;&quot;&quot;))&amp;&quot;&quot;&quot; effect_res=&quot;&quot;0.&quot;&amp;TRIM(SUBSTITUTE(SUBSTITUTE([.G15];&quot;%&quot;;&quot;&quot;);&quot;.&quot;;&quot;&quot;))&amp;&quot;&quot;&quot; tgh=&quot;&quot;&quot;&amp;[.$H$1]&amp;&quot;&quot;&quot; /&gt;&quot;" office:value-type="string" office:string-value="&lt;Stats level=&quot;14 &quot; hp=&quot;318 &quot; atk=&quot;37 &quot; spd=&quot;100 &quot; def=&quot;340 &quot; effect_hit=&quot;0.0&quot; effect_res=&quot;0.10&quot; tgh=&quot;60&quot; /&gt;">
            <text:p>&lt;Stats level="14 " hp="318 " atk="37 " spd="100 " def="3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5 </text:p>
          </table:table-cell>
          <table:table-cell office:value-type="string">
            <text:p>335 </text:p>
          </table:table-cell>
          <table:table-cell office:value-type="string">
            <text:p>40 </text:p>
          </table:table-cell>
          <table:table-cell office:value-type="string">
            <text:p>3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6]&amp;&quot;&quot;&quot; hp=&quot;&quot;&quot;&amp;[.B16]&amp;&quot;&quot;&quot; atk=&quot;&quot;&quot;&amp;[.C16]&amp;&quot;&quot;&quot; spd=&quot;&quot;&quot;&amp;[.E16]&amp;&quot;&quot;&quot; def=&quot;&quot;&quot;&amp;[.D16]&amp;&quot;&quot;&quot; effect_hit=&quot;&quot;0.&quot;&amp;TRIM(SUBSTITUTE(SUBSTITUTE([.F16];&quot;%&quot;;&quot;&quot;);&quot;.&quot;;&quot;&quot;))&amp;&quot;&quot;&quot; effect_res=&quot;&quot;0.&quot;&amp;TRIM(SUBSTITUTE(SUBSTITUTE([.G16];&quot;%&quot;;&quot;&quot;);&quot;.&quot;;&quot;&quot;))&amp;&quot;&quot;&quot; tgh=&quot;&quot;&quot;&amp;[.$H$1]&amp;&quot;&quot;&quot; /&gt;&quot;" office:value-type="string" office:string-value="&lt;Stats level=&quot;15 &quot; hp=&quot;335 &quot; atk=&quot;40 &quot; spd=&quot;100 &quot; def=&quot;350 &quot; effect_hit=&quot;0.0&quot; effect_res=&quot;0.10&quot; tgh=&quot;60&quot; /&gt;">
            <text:p>&lt;Stats level="15 " hp="335 " atk="40 " spd="100 " def="3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6 </text:p>
          </table:table-cell>
          <table:table-cell office:value-type="string">
            <text:p>352 </text:p>
          </table:table-cell>
          <table:table-cell office:value-type="string">
            <text:p>42 </text:p>
          </table:table-cell>
          <table:table-cell office:value-type="string">
            <text:p>3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7]&amp;&quot;&quot;&quot; hp=&quot;&quot;&quot;&amp;[.B17]&amp;&quot;&quot;&quot; atk=&quot;&quot;&quot;&amp;[.C17]&amp;&quot;&quot;&quot; spd=&quot;&quot;&quot;&amp;[.E17]&amp;&quot;&quot;&quot; def=&quot;&quot;&quot;&amp;[.D17]&amp;&quot;&quot;&quot; effect_hit=&quot;&quot;0.&quot;&amp;TRIM(SUBSTITUTE(SUBSTITUTE([.F17];&quot;%&quot;;&quot;&quot;);&quot;.&quot;;&quot;&quot;))&amp;&quot;&quot;&quot; effect_res=&quot;&quot;0.&quot;&amp;TRIM(SUBSTITUTE(SUBSTITUTE([.G17];&quot;%&quot;;&quot;&quot;);&quot;.&quot;;&quot;&quot;))&amp;&quot;&quot;&quot; tgh=&quot;&quot;&quot;&amp;[.$H$1]&amp;&quot;&quot;&quot; /&gt;&quot;" office:value-type="string" office:string-value="&lt;Stats level=&quot;16 &quot; hp=&quot;352 &quot; atk=&quot;42 &quot; spd=&quot;100 &quot; def=&quot;360 &quot; effect_hit=&quot;0.0&quot; effect_res=&quot;0.10&quot; tgh=&quot;60&quot; /&gt;">
            <text:p>&lt;Stats level="16 " hp="352 " atk="42 " spd="100 " def="3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7 </text:p>
          </table:table-cell>
          <table:table-cell office:value-type="string">
            <text:p>370 </text:p>
          </table:table-cell>
          <table:table-cell office:value-type="string">
            <text:p>45 </text:p>
          </table:table-cell>
          <table:table-cell office:value-type="string">
            <text:p>3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8]&amp;&quot;&quot;&quot; hp=&quot;&quot;&quot;&amp;[.B18]&amp;&quot;&quot;&quot; atk=&quot;&quot;&quot;&amp;[.C18]&amp;&quot;&quot;&quot; spd=&quot;&quot;&quot;&amp;[.E18]&amp;&quot;&quot;&quot; def=&quot;&quot;&quot;&amp;[.D18]&amp;&quot;&quot;&quot; effect_hit=&quot;&quot;0.&quot;&amp;TRIM(SUBSTITUTE(SUBSTITUTE([.F18];&quot;%&quot;;&quot;&quot;);&quot;.&quot;;&quot;&quot;))&amp;&quot;&quot;&quot; effect_res=&quot;&quot;0.&quot;&amp;TRIM(SUBSTITUTE(SUBSTITUTE([.G18];&quot;%&quot;;&quot;&quot;);&quot;.&quot;;&quot;&quot;))&amp;&quot;&quot;&quot; tgh=&quot;&quot;&quot;&amp;[.$H$1]&amp;&quot;&quot;&quot; /&gt;&quot;" office:value-type="string" office:string-value="&lt;Stats level=&quot;17 &quot; hp=&quot;370 &quot; atk=&quot;45 &quot; spd=&quot;100 &quot; def=&quot;370 &quot; effect_hit=&quot;0.0&quot; effect_res=&quot;0.10&quot; tgh=&quot;60&quot; /&gt;">
            <text:p>&lt;Stats level="17 " hp="370 " atk="45 " spd="100 " def="3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8 </text:p>
          </table:table-cell>
          <table:table-cell office:value-type="string">
            <text:p>387 </text:p>
          </table:table-cell>
          <table:table-cell office:value-type="string">
            <text:p>48 </text:p>
          </table:table-cell>
          <table:table-cell office:value-type="string">
            <text:p>3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9]&amp;&quot;&quot;&quot; hp=&quot;&quot;&quot;&amp;[.B19]&amp;&quot;&quot;&quot; atk=&quot;&quot;&quot;&amp;[.C19]&amp;&quot;&quot;&quot; spd=&quot;&quot;&quot;&amp;[.E19]&amp;&quot;&quot;&quot; def=&quot;&quot;&quot;&amp;[.D19]&amp;&quot;&quot;&quot; effect_hit=&quot;&quot;0.&quot;&amp;TRIM(SUBSTITUTE(SUBSTITUTE([.F19];&quot;%&quot;;&quot;&quot;);&quot;.&quot;;&quot;&quot;))&amp;&quot;&quot;&quot; effect_res=&quot;&quot;0.&quot;&amp;TRIM(SUBSTITUTE(SUBSTITUTE([.G19];&quot;%&quot;;&quot;&quot;);&quot;.&quot;;&quot;&quot;))&amp;&quot;&quot;&quot; tgh=&quot;&quot;&quot;&amp;[.$H$1]&amp;&quot;&quot;&quot; /&gt;&quot;" office:value-type="string" office:string-value="&lt;Stats level=&quot;18 &quot; hp=&quot;387 &quot; atk=&quot;48 &quot; spd=&quot;100 &quot; def=&quot;380 &quot; effect_hit=&quot;0.0&quot; effect_res=&quot;0.10&quot; tgh=&quot;60&quot; /&gt;">
            <text:p>&lt;Stats level="18 " hp="387 " atk="48 " spd="100 " def="3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9 </text:p>
          </table:table-cell>
          <table:table-cell office:value-type="string">
            <text:p>405 </text:p>
          </table:table-cell>
          <table:table-cell office:value-type="string">
            <text:p>50 </text:p>
          </table:table-cell>
          <table:table-cell office:value-type="string">
            <text:p>3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0]&amp;&quot;&quot;&quot; hp=&quot;&quot;&quot;&amp;[.B20]&amp;&quot;&quot;&quot; atk=&quot;&quot;&quot;&amp;[.C20]&amp;&quot;&quot;&quot; spd=&quot;&quot;&quot;&amp;[.E20]&amp;&quot;&quot;&quot; def=&quot;&quot;&quot;&amp;[.D20]&amp;&quot;&quot;&quot; effect_hit=&quot;&quot;0.&quot;&amp;TRIM(SUBSTITUTE(SUBSTITUTE([.F20];&quot;%&quot;;&quot;&quot;);&quot;.&quot;;&quot;&quot;))&amp;&quot;&quot;&quot; effect_res=&quot;&quot;0.&quot;&amp;TRIM(SUBSTITUTE(SUBSTITUTE([.G20];&quot;%&quot;;&quot;&quot;);&quot;.&quot;;&quot;&quot;))&amp;&quot;&quot;&quot; tgh=&quot;&quot;&quot;&amp;[.$H$1]&amp;&quot;&quot;&quot; /&gt;&quot;" office:value-type="string" office:string-value="&lt;Stats level=&quot;19 &quot; hp=&quot;405 &quot; atk=&quot;50 &quot; spd=&quot;100 &quot; def=&quot;390 &quot; effect_hit=&quot;0.0&quot; effect_res=&quot;0.10&quot; tgh=&quot;60&quot; /&gt;">
            <text:p>&lt;Stats level="19 " hp="405 " atk="50 " spd="100 " def="3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0 </text:p>
          </table:table-cell>
          <table:table-cell office:value-type="string">
            <text:p>422 </text:p>
          </table:table-cell>
          <table:table-cell office:value-type="string">
            <text:p>53 </text:p>
          </table:table-cell>
          <table:table-cell office:value-type="string">
            <text:p>4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1]&amp;&quot;&quot;&quot; hp=&quot;&quot;&quot;&amp;[.B21]&amp;&quot;&quot;&quot; atk=&quot;&quot;&quot;&amp;[.C21]&amp;&quot;&quot;&quot; spd=&quot;&quot;&quot;&amp;[.E21]&amp;&quot;&quot;&quot; def=&quot;&quot;&quot;&amp;[.D21]&amp;&quot;&quot;&quot; effect_hit=&quot;&quot;0.&quot;&amp;TRIM(SUBSTITUTE(SUBSTITUTE([.F21];&quot;%&quot;;&quot;&quot;);&quot;.&quot;;&quot;&quot;))&amp;&quot;&quot;&quot; effect_res=&quot;&quot;0.&quot;&amp;TRIM(SUBSTITUTE(SUBSTITUTE([.G21];&quot;%&quot;;&quot;&quot;);&quot;.&quot;;&quot;&quot;))&amp;&quot;&quot;&quot; tgh=&quot;&quot;&quot;&amp;[.$H$1]&amp;&quot;&quot;&quot; /&gt;&quot;" office:value-type="string" office:string-value="&lt;Stats level=&quot;20 &quot; hp=&quot;422 &quot; atk=&quot;53 &quot; spd=&quot;100 &quot; def=&quot;400 &quot; effect_hit=&quot;0.0&quot; effect_res=&quot;0.10&quot; tgh=&quot;60&quot; /&gt;">
            <text:p>&lt;Stats level="20 " hp="422 " atk="53 " spd="100 " def="4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1 </text:p>
          </table:table-cell>
          <table:table-cell office:value-type="string">
            <text:p>453 </text:p>
          </table:table-cell>
          <table:table-cell office:value-type="string">
            <text:p>57 </text:p>
          </table:table-cell>
          <table:table-cell office:value-type="string">
            <text:p>4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2]&amp;&quot;&quot;&quot; hp=&quot;&quot;&quot;&amp;[.B22]&amp;&quot;&quot;&quot; atk=&quot;&quot;&quot;&amp;[.C22]&amp;&quot;&quot;&quot; spd=&quot;&quot;&quot;&amp;[.E22]&amp;&quot;&quot;&quot; def=&quot;&quot;&quot;&amp;[.D22]&amp;&quot;&quot;&quot; effect_hit=&quot;&quot;0.&quot;&amp;TRIM(SUBSTITUTE(SUBSTITUTE([.F22];&quot;%&quot;;&quot;&quot;);&quot;.&quot;;&quot;&quot;))&amp;&quot;&quot;&quot; effect_res=&quot;&quot;0.&quot;&amp;TRIM(SUBSTITUTE(SUBSTITUTE([.G22];&quot;%&quot;;&quot;&quot;);&quot;.&quot;;&quot;&quot;))&amp;&quot;&quot;&quot; tgh=&quot;&quot;&quot;&amp;[.$H$1]&amp;&quot;&quot;&quot; /&gt;&quot;" office:value-type="string" office:string-value="&lt;Stats level=&quot;21 &quot; hp=&quot;453 &quot; atk=&quot;57 &quot; spd=&quot;100 &quot; def=&quot;410 &quot; effect_hit=&quot;0.0&quot; effect_res=&quot;0.10&quot; tgh=&quot;60&quot; /&gt;">
            <text:p>&lt;Stats level="21 " hp="453 " atk="57 " spd="100 " def="4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2 </text:p>
          </table:table-cell>
          <table:table-cell office:value-type="string">
            <text:p>484 </text:p>
          </table:table-cell>
          <table:table-cell office:value-type="string">
            <text:p>62 </text:p>
          </table:table-cell>
          <table:table-cell office:value-type="string">
            <text:p>4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3]&amp;&quot;&quot;&quot; hp=&quot;&quot;&quot;&amp;[.B23]&amp;&quot;&quot;&quot; atk=&quot;&quot;&quot;&amp;[.C23]&amp;&quot;&quot;&quot; spd=&quot;&quot;&quot;&amp;[.E23]&amp;&quot;&quot;&quot; def=&quot;&quot;&quot;&amp;[.D23]&amp;&quot;&quot;&quot; effect_hit=&quot;&quot;0.&quot;&amp;TRIM(SUBSTITUTE(SUBSTITUTE([.F23];&quot;%&quot;;&quot;&quot;);&quot;.&quot;;&quot;&quot;))&amp;&quot;&quot;&quot; effect_res=&quot;&quot;0.&quot;&amp;TRIM(SUBSTITUTE(SUBSTITUTE([.G23];&quot;%&quot;;&quot;&quot;);&quot;.&quot;;&quot;&quot;))&amp;&quot;&quot;&quot; tgh=&quot;&quot;&quot;&amp;[.$H$1]&amp;&quot;&quot;&quot; /&gt;&quot;" office:value-type="string" office:string-value="&lt;Stats level=&quot;22 &quot; hp=&quot;484 &quot; atk=&quot;62 &quot; spd=&quot;100 &quot; def=&quot;420 &quot; effect_hit=&quot;0.0&quot; effect_res=&quot;0.10&quot; tgh=&quot;60&quot; /&gt;">
            <text:p>&lt;Stats level="22 " hp="484 " atk="62 " spd="100 " def="4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3 </text:p>
          </table:table-cell>
          <table:table-cell office:value-type="string">
            <text:p>515 </text:p>
          </table:table-cell>
          <table:table-cell office:value-type="string">
            <text:p>66 </text:p>
          </table:table-cell>
          <table:table-cell office:value-type="string">
            <text:p>4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4]&amp;&quot;&quot;&quot; hp=&quot;&quot;&quot;&amp;[.B24]&amp;&quot;&quot;&quot; atk=&quot;&quot;&quot;&amp;[.C24]&amp;&quot;&quot;&quot; spd=&quot;&quot;&quot;&amp;[.E24]&amp;&quot;&quot;&quot; def=&quot;&quot;&quot;&amp;[.D24]&amp;&quot;&quot;&quot; effect_hit=&quot;&quot;0.&quot;&amp;TRIM(SUBSTITUTE(SUBSTITUTE([.F24];&quot;%&quot;;&quot;&quot;);&quot;.&quot;;&quot;&quot;))&amp;&quot;&quot;&quot; effect_res=&quot;&quot;0.&quot;&amp;TRIM(SUBSTITUTE(SUBSTITUTE([.G24];&quot;%&quot;;&quot;&quot;);&quot;.&quot;;&quot;&quot;))&amp;&quot;&quot;&quot; tgh=&quot;&quot;&quot;&amp;[.$H$1]&amp;&quot;&quot;&quot; /&gt;&quot;" office:value-type="string" office:string-value="&lt;Stats level=&quot;23 &quot; hp=&quot;515 &quot; atk=&quot;66 &quot; spd=&quot;100 &quot; def=&quot;430 &quot; effect_hit=&quot;0.0&quot; effect_res=&quot;0.10&quot; tgh=&quot;60&quot; /&gt;">
            <text:p>&lt;Stats level="23 " hp="515 " atk="66 " spd="100 " def="4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4 </text:p>
          </table:table-cell>
          <table:table-cell office:value-type="string">
            <text:p>546 </text:p>
          </table:table-cell>
          <table:table-cell office:value-type="string">
            <text:p>71 </text:p>
          </table:table-cell>
          <table:table-cell office:value-type="string">
            <text:p>4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5]&amp;&quot;&quot;&quot; hp=&quot;&quot;&quot;&amp;[.B25]&amp;&quot;&quot;&quot; atk=&quot;&quot;&quot;&amp;[.C25]&amp;&quot;&quot;&quot; spd=&quot;&quot;&quot;&amp;[.E25]&amp;&quot;&quot;&quot; def=&quot;&quot;&quot;&amp;[.D25]&amp;&quot;&quot;&quot; effect_hit=&quot;&quot;0.&quot;&amp;TRIM(SUBSTITUTE(SUBSTITUTE([.F25];&quot;%&quot;;&quot;&quot;);&quot;.&quot;;&quot;&quot;))&amp;&quot;&quot;&quot; effect_res=&quot;&quot;0.&quot;&amp;TRIM(SUBSTITUTE(SUBSTITUTE([.G25];&quot;%&quot;;&quot;&quot;);&quot;.&quot;;&quot;&quot;))&amp;&quot;&quot;&quot; tgh=&quot;&quot;&quot;&amp;[.$H$1]&amp;&quot;&quot;&quot; /&gt;&quot;" office:value-type="string" office:string-value="&lt;Stats level=&quot;24 &quot; hp=&quot;546 &quot; atk=&quot;71 &quot; spd=&quot;100 &quot; def=&quot;440 &quot; effect_hit=&quot;0.0&quot; effect_res=&quot;0.10&quot; tgh=&quot;60&quot; /&gt;">
            <text:p>&lt;Stats level="24 " hp="546 " atk="71 " spd="100 " def="4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5 </text:p>
          </table:table-cell>
          <table:table-cell office:value-type="string">
            <text:p>577 </text:p>
          </table:table-cell>
          <table:table-cell office:value-type="string">
            <text:p>75 </text:p>
          </table:table-cell>
          <table:table-cell office:value-type="string">
            <text:p>4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6]&amp;&quot;&quot;&quot; hp=&quot;&quot;&quot;&amp;[.B26]&amp;&quot;&quot;&quot; atk=&quot;&quot;&quot;&amp;[.C26]&amp;&quot;&quot;&quot; spd=&quot;&quot;&quot;&amp;[.E26]&amp;&quot;&quot;&quot; def=&quot;&quot;&quot;&amp;[.D26]&amp;&quot;&quot;&quot; effect_hit=&quot;&quot;0.&quot;&amp;TRIM(SUBSTITUTE(SUBSTITUTE([.F26];&quot;%&quot;;&quot;&quot;);&quot;.&quot;;&quot;&quot;))&amp;&quot;&quot;&quot; effect_res=&quot;&quot;0.&quot;&amp;TRIM(SUBSTITUTE(SUBSTITUTE([.G26];&quot;%&quot;;&quot;&quot;);&quot;.&quot;;&quot;&quot;))&amp;&quot;&quot;&quot; tgh=&quot;&quot;&quot;&amp;[.$H$1]&amp;&quot;&quot;&quot; /&gt;&quot;" office:value-type="string" office:string-value="&lt;Stats level=&quot;25 &quot; hp=&quot;577 &quot; atk=&quot;75 &quot; spd=&quot;100 &quot; def=&quot;450 &quot; effect_hit=&quot;0.0&quot; effect_res=&quot;0.10&quot; tgh=&quot;60&quot; /&gt;">
            <text:p>&lt;Stats level="25 " hp="577 " atk="75 " spd="100 " def="4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6 </text:p>
          </table:table-cell>
          <table:table-cell office:value-type="string">
            <text:p>608 </text:p>
          </table:table-cell>
          <table:table-cell office:value-type="string">
            <text:p>80 </text:p>
          </table:table-cell>
          <table:table-cell office:value-type="string">
            <text:p>4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7]&amp;&quot;&quot;&quot; hp=&quot;&quot;&quot;&amp;[.B27]&amp;&quot;&quot;&quot; atk=&quot;&quot;&quot;&amp;[.C27]&amp;&quot;&quot;&quot; spd=&quot;&quot;&quot;&amp;[.E27]&amp;&quot;&quot;&quot; def=&quot;&quot;&quot;&amp;[.D27]&amp;&quot;&quot;&quot; effect_hit=&quot;&quot;0.&quot;&amp;TRIM(SUBSTITUTE(SUBSTITUTE([.F27];&quot;%&quot;;&quot;&quot;);&quot;.&quot;;&quot;&quot;))&amp;&quot;&quot;&quot; effect_res=&quot;&quot;0.&quot;&amp;TRIM(SUBSTITUTE(SUBSTITUTE([.G27];&quot;%&quot;;&quot;&quot;);&quot;.&quot;;&quot;&quot;))&amp;&quot;&quot;&quot; tgh=&quot;&quot;&quot;&amp;[.$H$1]&amp;&quot;&quot;&quot; /&gt;&quot;" office:value-type="string" office:string-value="&lt;Stats level=&quot;26 &quot; hp=&quot;608 &quot; atk=&quot;80 &quot; spd=&quot;100 &quot; def=&quot;460 &quot; effect_hit=&quot;0.0&quot; effect_res=&quot;0.10&quot; tgh=&quot;60&quot; /&gt;">
            <text:p>&lt;Stats level="26 " hp="608 " atk="80 " spd="100 " def="4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7 </text:p>
          </table:table-cell>
          <table:table-cell office:value-type="string">
            <text:p>639 </text:p>
          </table:table-cell>
          <table:table-cell office:value-type="string">
            <text:p>84 </text:p>
          </table:table-cell>
          <table:table-cell office:value-type="string">
            <text:p>4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8]&amp;&quot;&quot;&quot; hp=&quot;&quot;&quot;&amp;[.B28]&amp;&quot;&quot;&quot; atk=&quot;&quot;&quot;&amp;[.C28]&amp;&quot;&quot;&quot; spd=&quot;&quot;&quot;&amp;[.E28]&amp;&quot;&quot;&quot; def=&quot;&quot;&quot;&amp;[.D28]&amp;&quot;&quot;&quot; effect_hit=&quot;&quot;0.&quot;&amp;TRIM(SUBSTITUTE(SUBSTITUTE([.F28];&quot;%&quot;;&quot;&quot;);&quot;.&quot;;&quot;&quot;))&amp;&quot;&quot;&quot; effect_res=&quot;&quot;0.&quot;&amp;TRIM(SUBSTITUTE(SUBSTITUTE([.G28];&quot;%&quot;;&quot;&quot;);&quot;.&quot;;&quot;&quot;))&amp;&quot;&quot;&quot; tgh=&quot;&quot;&quot;&amp;[.$H$1]&amp;&quot;&quot;&quot; /&gt;&quot;" office:value-type="string" office:string-value="&lt;Stats level=&quot;27 &quot; hp=&quot;639 &quot; atk=&quot;84 &quot; spd=&quot;100 &quot; def=&quot;470 &quot; effect_hit=&quot;0.0&quot; effect_res=&quot;0.10&quot; tgh=&quot;60&quot; /&gt;">
            <text:p>&lt;Stats level="27 " hp="639 " atk="84 " spd="100 " def="4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8 </text:p>
          </table:table-cell>
          <table:table-cell office:value-type="string">
            <text:p>669 </text:p>
          </table:table-cell>
          <table:table-cell office:value-type="string">
            <text:p>89 </text:p>
          </table:table-cell>
          <table:table-cell office:value-type="string">
            <text:p>4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9]&amp;&quot;&quot;&quot; hp=&quot;&quot;&quot;&amp;[.B29]&amp;&quot;&quot;&quot; atk=&quot;&quot;&quot;&amp;[.C29]&amp;&quot;&quot;&quot; spd=&quot;&quot;&quot;&amp;[.E29]&amp;&quot;&quot;&quot; def=&quot;&quot;&quot;&amp;[.D29]&amp;&quot;&quot;&quot; effect_hit=&quot;&quot;0.&quot;&amp;TRIM(SUBSTITUTE(SUBSTITUTE([.F29];&quot;%&quot;;&quot;&quot;);&quot;.&quot;;&quot;&quot;))&amp;&quot;&quot;&quot; effect_res=&quot;&quot;0.&quot;&amp;TRIM(SUBSTITUTE(SUBSTITUTE([.G29];&quot;%&quot;;&quot;&quot;);&quot;.&quot;;&quot;&quot;))&amp;&quot;&quot;&quot; tgh=&quot;&quot;&quot;&amp;[.$H$1]&amp;&quot;&quot;&quot; /&gt;&quot;" office:value-type="string" office:string-value="&lt;Stats level=&quot;28 &quot; hp=&quot;669 &quot; atk=&quot;89 &quot; spd=&quot;100 &quot; def=&quot;480 &quot; effect_hit=&quot;0.0&quot; effect_res=&quot;0.10&quot; tgh=&quot;60&quot; /&gt;">
            <text:p>&lt;Stats level="28 " hp="669 " atk="89 " spd="100 " def="4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9 </text:p>
          </table:table-cell>
          <table:table-cell office:value-type="string">
            <text:p>700 </text:p>
          </table:table-cell>
          <table:table-cell office:value-type="string">
            <text:p>93 </text:p>
          </table:table-cell>
          <table:table-cell office:value-type="string">
            <text:p>4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0]&amp;&quot;&quot;&quot; hp=&quot;&quot;&quot;&amp;[.B30]&amp;&quot;&quot;&quot; atk=&quot;&quot;&quot;&amp;[.C30]&amp;&quot;&quot;&quot; spd=&quot;&quot;&quot;&amp;[.E30]&amp;&quot;&quot;&quot; def=&quot;&quot;&quot;&amp;[.D30]&amp;&quot;&quot;&quot; effect_hit=&quot;&quot;0.&quot;&amp;TRIM(SUBSTITUTE(SUBSTITUTE([.F30];&quot;%&quot;;&quot;&quot;);&quot;.&quot;;&quot;&quot;))&amp;&quot;&quot;&quot; effect_res=&quot;&quot;0.&quot;&amp;TRIM(SUBSTITUTE(SUBSTITUTE([.G30];&quot;%&quot;;&quot;&quot;);&quot;.&quot;;&quot;&quot;))&amp;&quot;&quot;&quot; tgh=&quot;&quot;&quot;&amp;[.$H$1]&amp;&quot;&quot;&quot; /&gt;&quot;" office:value-type="string" office:string-value="&lt;Stats level=&quot;29 &quot; hp=&quot;700 &quot; atk=&quot;93 &quot; spd=&quot;100 &quot; def=&quot;490 &quot; effect_hit=&quot;0.0&quot; effect_res=&quot;0.10&quot; tgh=&quot;60&quot; /&gt;">
            <text:p>&lt;Stats level="29 " hp="700 " atk="93 " spd="100 " def="4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0 </text:p>
          </table:table-cell>
          <table:table-cell office:value-type="string">
            <text:p>731 </text:p>
          </table:table-cell>
          <table:table-cell office:value-type="string">
            <text:p>94 </text:p>
          </table:table-cell>
          <table:table-cell office:value-type="string">
            <text:p>5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1]&amp;&quot;&quot;&quot; hp=&quot;&quot;&quot;&amp;[.B31]&amp;&quot;&quot;&quot; atk=&quot;&quot;&quot;&amp;[.C31]&amp;&quot;&quot;&quot; spd=&quot;&quot;&quot;&amp;[.E31]&amp;&quot;&quot;&quot; def=&quot;&quot;&quot;&amp;[.D31]&amp;&quot;&quot;&quot; effect_hit=&quot;&quot;0.&quot;&amp;TRIM(SUBSTITUTE(SUBSTITUTE([.F31];&quot;%&quot;;&quot;&quot;);&quot;.&quot;;&quot;&quot;))&amp;&quot;&quot;&quot; effect_res=&quot;&quot;0.&quot;&amp;TRIM(SUBSTITUTE(SUBSTITUTE([.G31];&quot;%&quot;;&quot;&quot;);&quot;.&quot;;&quot;&quot;))&amp;&quot;&quot;&quot; tgh=&quot;&quot;&quot;&amp;[.$H$1]&amp;&quot;&quot;&quot; /&gt;&quot;" office:value-type="string" office:string-value="&lt;Stats level=&quot;30 &quot; hp=&quot;731 &quot; atk=&quot;94 &quot; spd=&quot;100 &quot; def=&quot;500 &quot; effect_hit=&quot;0.0&quot; effect_res=&quot;0.10&quot; tgh=&quot;60&quot; /&gt;">
            <text:p>&lt;Stats level="30 " hp="731 " atk="94 " spd="100 " def="5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1 </text:p>
          </table:table-cell>
          <table:table-cell office:value-type="string">
            <text:p>791 </text:p>
          </table:table-cell>
          <table:table-cell office:value-type="string">
            <text:p>104 </text:p>
          </table:table-cell>
          <table:table-cell office:value-type="string">
            <text:p>5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2]&amp;&quot;&quot;&quot; hp=&quot;&quot;&quot;&amp;[.B32]&amp;&quot;&quot;&quot; atk=&quot;&quot;&quot;&amp;[.C32]&amp;&quot;&quot;&quot; spd=&quot;&quot;&quot;&amp;[.E32]&amp;&quot;&quot;&quot; def=&quot;&quot;&quot;&amp;[.D32]&amp;&quot;&quot;&quot; effect_hit=&quot;&quot;0.&quot;&amp;TRIM(SUBSTITUTE(SUBSTITUTE([.F32];&quot;%&quot;;&quot;&quot;);&quot;.&quot;;&quot;&quot;))&amp;&quot;&quot;&quot; effect_res=&quot;&quot;0.&quot;&amp;TRIM(SUBSTITUTE(SUBSTITUTE([.G32];&quot;%&quot;;&quot;&quot;);&quot;.&quot;;&quot;&quot;))&amp;&quot;&quot;&quot; tgh=&quot;&quot;&quot;&amp;[.$H$1]&amp;&quot;&quot;&quot; /&gt;&quot;" office:value-type="string" office:string-value="&lt;Stats level=&quot;31 &quot; hp=&quot;791 &quot; atk=&quot;104 &quot; spd=&quot;100 &quot; def=&quot;510 &quot; effect_hit=&quot;0.0&quot; effect_res=&quot;0.10&quot; tgh=&quot;60&quot; /&gt;">
            <text:p>&lt;Stats level="31 " hp="791 " atk="104 " spd="100 " def="5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2 </text:p>
          </table:table-cell>
          <table:table-cell office:value-type="string">
            <text:p>851 </text:p>
          </table:table-cell>
          <table:table-cell office:value-type="string">
            <text:p>109 </text:p>
          </table:table-cell>
          <table:table-cell office:value-type="string">
            <text:p>5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3]&amp;&quot;&quot;&quot; hp=&quot;&quot;&quot;&amp;[.B33]&amp;&quot;&quot;&quot; atk=&quot;&quot;&quot;&amp;[.C33]&amp;&quot;&quot;&quot; spd=&quot;&quot;&quot;&amp;[.E33]&amp;&quot;&quot;&quot; def=&quot;&quot;&quot;&amp;[.D33]&amp;&quot;&quot;&quot; effect_hit=&quot;&quot;0.&quot;&amp;TRIM(SUBSTITUTE(SUBSTITUTE([.F33];&quot;%&quot;;&quot;&quot;);&quot;.&quot;;&quot;&quot;))&amp;&quot;&quot;&quot; effect_res=&quot;&quot;0.&quot;&amp;TRIM(SUBSTITUTE(SUBSTITUTE([.G33];&quot;%&quot;;&quot;&quot;);&quot;.&quot;;&quot;&quot;))&amp;&quot;&quot;&quot; tgh=&quot;&quot;&quot;&amp;[.$H$1]&amp;&quot;&quot;&quot; /&gt;&quot;" office:value-type="string" office:string-value="&lt;Stats level=&quot;32 &quot; hp=&quot;851 &quot; atk=&quot;109 &quot; spd=&quot;100 &quot; def=&quot;520 &quot; effect_hit=&quot;0.0&quot; effect_res=&quot;0.10&quot; tgh=&quot;60&quot; /&gt;">
            <text:p>&lt;Stats level="32 " hp="851 " atk="109 " spd="100 " def="5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3 </text:p>
          </table:table-cell>
          <table:table-cell office:value-type="string">
            <text:p>911 </text:p>
          </table:table-cell>
          <table:table-cell office:value-type="string">
            <text:p>115 </text:p>
          </table:table-cell>
          <table:table-cell office:value-type="string">
            <text:p>5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4]&amp;&quot;&quot;&quot; hp=&quot;&quot;&quot;&amp;[.B34]&amp;&quot;&quot;&quot; atk=&quot;&quot;&quot;&amp;[.C34]&amp;&quot;&quot;&quot; spd=&quot;&quot;&quot;&amp;[.E34]&amp;&quot;&quot;&quot; def=&quot;&quot;&quot;&amp;[.D34]&amp;&quot;&quot;&quot; effect_hit=&quot;&quot;0.&quot;&amp;TRIM(SUBSTITUTE(SUBSTITUTE([.F34];&quot;%&quot;;&quot;&quot;);&quot;.&quot;;&quot;&quot;))&amp;&quot;&quot;&quot; effect_res=&quot;&quot;0.&quot;&amp;TRIM(SUBSTITUTE(SUBSTITUTE([.G34];&quot;%&quot;;&quot;&quot;);&quot;.&quot;;&quot;&quot;))&amp;&quot;&quot;&quot; tgh=&quot;&quot;&quot;&amp;[.$H$1]&amp;&quot;&quot;&quot; /&gt;&quot;" office:value-type="string" office:string-value="&lt;Stats level=&quot;33 &quot; hp=&quot;911 &quot; atk=&quot;115 &quot; spd=&quot;100 &quot; def=&quot;530 &quot; effect_hit=&quot;0.0&quot; effect_res=&quot;0.10&quot; tgh=&quot;60&quot; /&gt;">
            <text:p>&lt;Stats level="33 " hp="911 " atk="115 " spd="100 " def="5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4 </text:p>
          </table:table-cell>
          <table:table-cell office:value-type="string">
            <text:p>970 </text:p>
          </table:table-cell>
          <table:table-cell office:value-type="string">
            <text:p>121 </text:p>
          </table:table-cell>
          <table:table-cell office:value-type="string">
            <text:p>5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5]&amp;&quot;&quot;&quot; hp=&quot;&quot;&quot;&amp;[.B35]&amp;&quot;&quot;&quot; atk=&quot;&quot;&quot;&amp;[.C35]&amp;&quot;&quot;&quot; spd=&quot;&quot;&quot;&amp;[.E35]&amp;&quot;&quot;&quot; def=&quot;&quot;&quot;&amp;[.D35]&amp;&quot;&quot;&quot; effect_hit=&quot;&quot;0.&quot;&amp;TRIM(SUBSTITUTE(SUBSTITUTE([.F35];&quot;%&quot;;&quot;&quot;);&quot;.&quot;;&quot;&quot;))&amp;&quot;&quot;&quot; effect_res=&quot;&quot;0.&quot;&amp;TRIM(SUBSTITUTE(SUBSTITUTE([.G35];&quot;%&quot;;&quot;&quot;);&quot;.&quot;;&quot;&quot;))&amp;&quot;&quot;&quot; tgh=&quot;&quot;&quot;&amp;[.$H$1]&amp;&quot;&quot;&quot; /&gt;&quot;" office:value-type="string" office:string-value="&lt;Stats level=&quot;34 &quot; hp=&quot;970 &quot; atk=&quot;121 &quot; spd=&quot;100 &quot; def=&quot;540 &quot; effect_hit=&quot;0.0&quot; effect_res=&quot;0.10&quot; tgh=&quot;60&quot; /&gt;">
            <text:p>&lt;Stats level="34 " hp="970 " atk="121 " spd="100 " def="5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5 </text:p>
          </table:table-cell>
          <table:table-cell office:value-type="string">
            <text:p>1030 </text:p>
          </table:table-cell>
          <table:table-cell office:value-type="string">
            <text:p>127 </text:p>
          </table:table-cell>
          <table:table-cell office:value-type="string">
            <text:p>5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6]&amp;&quot;&quot;&quot; hp=&quot;&quot;&quot;&amp;[.B36]&amp;&quot;&quot;&quot; atk=&quot;&quot;&quot;&amp;[.C36]&amp;&quot;&quot;&quot; spd=&quot;&quot;&quot;&amp;[.E36]&amp;&quot;&quot;&quot; def=&quot;&quot;&quot;&amp;[.D36]&amp;&quot;&quot;&quot; effect_hit=&quot;&quot;0.&quot;&amp;TRIM(SUBSTITUTE(SUBSTITUTE([.F36];&quot;%&quot;;&quot;&quot;);&quot;.&quot;;&quot;&quot;))&amp;&quot;&quot;&quot; effect_res=&quot;&quot;0.&quot;&amp;TRIM(SUBSTITUTE(SUBSTITUTE([.G36];&quot;%&quot;;&quot;&quot;);&quot;.&quot;;&quot;&quot;))&amp;&quot;&quot;&quot; tgh=&quot;&quot;&quot;&amp;[.$H$1]&amp;&quot;&quot;&quot; /&gt;&quot;" office:value-type="string" office:string-value="&lt;Stats level=&quot;35 &quot; hp=&quot;1030 &quot; atk=&quot;127 &quot; spd=&quot;100 &quot; def=&quot;550 &quot; effect_hit=&quot;0.0&quot; effect_res=&quot;0.10&quot; tgh=&quot;60&quot; /&gt;">
            <text:p>&lt;Stats level="35 " hp="1030 " atk="127 " spd="100 " def="5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6 </text:p>
          </table:table-cell>
          <table:table-cell office:value-type="string">
            <text:p>1090 </text:p>
          </table:table-cell>
          <table:table-cell office:value-type="string">
            <text:p>132 </text:p>
          </table:table-cell>
          <table:table-cell office:value-type="string">
            <text:p>5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7]&amp;&quot;&quot;&quot; hp=&quot;&quot;&quot;&amp;[.B37]&amp;&quot;&quot;&quot; atk=&quot;&quot;&quot;&amp;[.C37]&amp;&quot;&quot;&quot; spd=&quot;&quot;&quot;&amp;[.E37]&amp;&quot;&quot;&quot; def=&quot;&quot;&quot;&amp;[.D37]&amp;&quot;&quot;&quot; effect_hit=&quot;&quot;0.&quot;&amp;TRIM(SUBSTITUTE(SUBSTITUTE([.F37];&quot;%&quot;;&quot;&quot;);&quot;.&quot;;&quot;&quot;))&amp;&quot;&quot;&quot; effect_res=&quot;&quot;0.&quot;&amp;TRIM(SUBSTITUTE(SUBSTITUTE([.G37];&quot;%&quot;;&quot;&quot;);&quot;.&quot;;&quot;&quot;))&amp;&quot;&quot;&quot; tgh=&quot;&quot;&quot;&amp;[.$H$1]&amp;&quot;&quot;&quot; /&gt;&quot;" office:value-type="string" office:string-value="&lt;Stats level=&quot;36 &quot; hp=&quot;1090 &quot; atk=&quot;132 &quot; spd=&quot;100 &quot; def=&quot;560 &quot; effect_hit=&quot;0.0&quot; effect_res=&quot;0.10&quot; tgh=&quot;60&quot; /&gt;">
            <text:p>&lt;Stats level="36 " hp="1090 " atk="132 " spd="100 " def="5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7 </text:p>
          </table:table-cell>
          <table:table-cell office:value-type="string">
            <text:p>1149 </text:p>
          </table:table-cell>
          <table:table-cell office:value-type="string">
            <text:p>138 </text:p>
          </table:table-cell>
          <table:table-cell office:value-type="string">
            <text:p>5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8]&amp;&quot;&quot;&quot; hp=&quot;&quot;&quot;&amp;[.B38]&amp;&quot;&quot;&quot; atk=&quot;&quot;&quot;&amp;[.C38]&amp;&quot;&quot;&quot; spd=&quot;&quot;&quot;&amp;[.E38]&amp;&quot;&quot;&quot; def=&quot;&quot;&quot;&amp;[.D38]&amp;&quot;&quot;&quot; effect_hit=&quot;&quot;0.&quot;&amp;TRIM(SUBSTITUTE(SUBSTITUTE([.F38];&quot;%&quot;;&quot;&quot;);&quot;.&quot;;&quot;&quot;))&amp;&quot;&quot;&quot; effect_res=&quot;&quot;0.&quot;&amp;TRIM(SUBSTITUTE(SUBSTITUTE([.G38];&quot;%&quot;;&quot;&quot;);&quot;.&quot;;&quot;&quot;))&amp;&quot;&quot;&quot; tgh=&quot;&quot;&quot;&amp;[.$H$1]&amp;&quot;&quot;&quot; /&gt;&quot;" office:value-type="string" office:string-value="&lt;Stats level=&quot;37 &quot; hp=&quot;1149 &quot; atk=&quot;138 &quot; spd=&quot;100 &quot; def=&quot;570 &quot; effect_hit=&quot;0.0&quot; effect_res=&quot;0.10&quot; tgh=&quot;60&quot; /&gt;">
            <text:p>&lt;Stats level="37 " hp="1149 " atk="138 " spd="100 " def="5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8 </text:p>
          </table:table-cell>
          <table:table-cell office:value-type="string">
            <text:p>1209 </text:p>
          </table:table-cell>
          <table:table-cell office:value-type="string">
            <text:p>144 </text:p>
          </table:table-cell>
          <table:table-cell office:value-type="string">
            <text:p>5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9]&amp;&quot;&quot;&quot; hp=&quot;&quot;&quot;&amp;[.B39]&amp;&quot;&quot;&quot; atk=&quot;&quot;&quot;&amp;[.C39]&amp;&quot;&quot;&quot; spd=&quot;&quot;&quot;&amp;[.E39]&amp;&quot;&quot;&quot; def=&quot;&quot;&quot;&amp;[.D39]&amp;&quot;&quot;&quot; effect_hit=&quot;&quot;0.&quot;&amp;TRIM(SUBSTITUTE(SUBSTITUTE([.F39];&quot;%&quot;;&quot;&quot;);&quot;.&quot;;&quot;&quot;))&amp;&quot;&quot;&quot; effect_res=&quot;&quot;0.&quot;&amp;TRIM(SUBSTITUTE(SUBSTITUTE([.G39];&quot;%&quot;;&quot;&quot;);&quot;.&quot;;&quot;&quot;))&amp;&quot;&quot;&quot; tgh=&quot;&quot;&quot;&amp;[.$H$1]&amp;&quot;&quot;&quot; /&gt;&quot;" office:value-type="string" office:string-value="&lt;Stats level=&quot;38 &quot; hp=&quot;1209 &quot; atk=&quot;144 &quot; spd=&quot;100 &quot; def=&quot;580 &quot; effect_hit=&quot;0.0&quot; effect_res=&quot;0.10&quot; tgh=&quot;60&quot; /&gt;">
            <text:p>&lt;Stats level="38 " hp="1209 " atk="144 " spd="100 " def="5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9 </text:p>
          </table:table-cell>
          <table:table-cell office:value-type="string">
            <text:p>1269 </text:p>
          </table:table-cell>
          <table:table-cell office:value-type="string">
            <text:p>150 </text:p>
          </table:table-cell>
          <table:table-cell office:value-type="string">
            <text:p>5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0]&amp;&quot;&quot;&quot; hp=&quot;&quot;&quot;&amp;[.B40]&amp;&quot;&quot;&quot; atk=&quot;&quot;&quot;&amp;[.C40]&amp;&quot;&quot;&quot; spd=&quot;&quot;&quot;&amp;[.E40]&amp;&quot;&quot;&quot; def=&quot;&quot;&quot;&amp;[.D40]&amp;&quot;&quot;&quot; effect_hit=&quot;&quot;0.&quot;&amp;TRIM(SUBSTITUTE(SUBSTITUTE([.F40];&quot;%&quot;;&quot;&quot;);&quot;.&quot;;&quot;&quot;))&amp;&quot;&quot;&quot; effect_res=&quot;&quot;0.&quot;&amp;TRIM(SUBSTITUTE(SUBSTITUTE([.G40];&quot;%&quot;;&quot;&quot;);&quot;.&quot;;&quot;&quot;))&amp;&quot;&quot;&quot; tgh=&quot;&quot;&quot;&amp;[.$H$1]&amp;&quot;&quot;&quot; /&gt;&quot;" office:value-type="string" office:string-value="&lt;Stats level=&quot;39 &quot; hp=&quot;1269 &quot; atk=&quot;150 &quot; spd=&quot;100 &quot; def=&quot;590 &quot; effect_hit=&quot;0.0&quot; effect_res=&quot;0.10&quot; tgh=&quot;60&quot; /&gt;">
            <text:p>&lt;Stats level="39 " hp="1269 " atk="150 " spd="100 " def="5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0 </text:p>
          </table:table-cell>
          <table:table-cell office:value-type="string">
            <text:p>1329 </text:p>
          </table:table-cell>
          <table:table-cell office:value-type="string">
            <text:p>155 </text:p>
          </table:table-cell>
          <table:table-cell office:value-type="string">
            <text:p>6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1]&amp;&quot;&quot;&quot; hp=&quot;&quot;&quot;&amp;[.B41]&amp;&quot;&quot;&quot; atk=&quot;&quot;&quot;&amp;[.C41]&amp;&quot;&quot;&quot; spd=&quot;&quot;&quot;&amp;[.E41]&amp;&quot;&quot;&quot; def=&quot;&quot;&quot;&amp;[.D41]&amp;&quot;&quot;&quot; effect_hit=&quot;&quot;0.&quot;&amp;TRIM(SUBSTITUTE(SUBSTITUTE([.F41];&quot;%&quot;;&quot;&quot;);&quot;.&quot;;&quot;&quot;))&amp;&quot;&quot;&quot; effect_res=&quot;&quot;0.&quot;&amp;TRIM(SUBSTITUTE(SUBSTITUTE([.G41];&quot;%&quot;;&quot;&quot;);&quot;.&quot;;&quot;&quot;))&amp;&quot;&quot;&quot; tgh=&quot;&quot;&quot;&amp;[.$H$1]&amp;&quot;&quot;&quot; /&gt;&quot;" office:value-type="string" office:string-value="&lt;Stats level=&quot;40 &quot; hp=&quot;1329 &quot; atk=&quot;155 &quot; spd=&quot;100 &quot; def=&quot;600 &quot; effect_hit=&quot;0.0&quot; effect_res=&quot;0.10&quot; tgh=&quot;60&quot; /&gt;">
            <text:p>&lt;Stats level="40 " hp="1329 " atk="155 " spd="100 " def="6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1 </text:p>
          </table:table-cell>
          <table:table-cell office:value-type="string">
            <text:p>1505 </text:p>
          </table:table-cell>
          <table:table-cell office:value-type="string">
            <text:p>163 </text:p>
          </table:table-cell>
          <table:table-cell office:value-type="string">
            <text:p>6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2]&amp;&quot;&quot;&quot; hp=&quot;&quot;&quot;&amp;[.B42]&amp;&quot;&quot;&quot; atk=&quot;&quot;&quot;&amp;[.C42]&amp;&quot;&quot;&quot; spd=&quot;&quot;&quot;&amp;[.E42]&amp;&quot;&quot;&quot; def=&quot;&quot;&quot;&amp;[.D42]&amp;&quot;&quot;&quot; effect_hit=&quot;&quot;0.&quot;&amp;TRIM(SUBSTITUTE(SUBSTITUTE([.F42];&quot;%&quot;;&quot;&quot;);&quot;.&quot;;&quot;&quot;))&amp;&quot;&quot;&quot; effect_res=&quot;&quot;0.&quot;&amp;TRIM(SUBSTITUTE(SUBSTITUTE([.G42];&quot;%&quot;;&quot;&quot;);&quot;.&quot;;&quot;&quot;))&amp;&quot;&quot;&quot; tgh=&quot;&quot;&quot;&amp;[.$H$1]&amp;&quot;&quot;&quot; /&gt;&quot;" office:value-type="string" office:string-value="&lt;Stats level=&quot;41 &quot; hp=&quot;1505 &quot; atk=&quot;163 &quot; spd=&quot;100 &quot; def=&quot;610 &quot; effect_hit=&quot;0.0&quot; effect_res=&quot;0.10&quot; tgh=&quot;60&quot; /&gt;">
            <text:p>&lt;Stats level="41 " hp="1505 " atk="163 " spd="100 " def="6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2 </text:p>
          </table:table-cell>
          <table:table-cell office:value-type="string">
            <text:p>1681 </text:p>
          </table:table-cell>
          <table:table-cell office:value-type="string">
            <text:p>171 </text:p>
          </table:table-cell>
          <table:table-cell office:value-type="string">
            <text:p>6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3]&amp;&quot;&quot;&quot; hp=&quot;&quot;&quot;&amp;[.B43]&amp;&quot;&quot;&quot; atk=&quot;&quot;&quot;&amp;[.C43]&amp;&quot;&quot;&quot; spd=&quot;&quot;&quot;&amp;[.E43]&amp;&quot;&quot;&quot; def=&quot;&quot;&quot;&amp;[.D43]&amp;&quot;&quot;&quot; effect_hit=&quot;&quot;0.&quot;&amp;TRIM(SUBSTITUTE(SUBSTITUTE([.F43];&quot;%&quot;;&quot;&quot;);&quot;.&quot;;&quot;&quot;))&amp;&quot;&quot;&quot; effect_res=&quot;&quot;0.&quot;&amp;TRIM(SUBSTITUTE(SUBSTITUTE([.G43];&quot;%&quot;;&quot;&quot;);&quot;.&quot;;&quot;&quot;))&amp;&quot;&quot;&quot; tgh=&quot;&quot;&quot;&amp;[.$H$1]&amp;&quot;&quot;&quot; /&gt;&quot;" office:value-type="string" office:string-value="&lt;Stats level=&quot;42 &quot; hp=&quot;1681 &quot; atk=&quot;171 &quot; spd=&quot;100 &quot; def=&quot;620 &quot; effect_hit=&quot;0.0&quot; effect_res=&quot;0.10&quot; tgh=&quot;60&quot; /&gt;">
            <text:p>&lt;Stats level="42 " hp="1681 " atk="171 " spd="100 " def="6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3 </text:p>
          </table:table-cell>
          <table:table-cell office:value-type="string">
            <text:p>1857 </text:p>
          </table:table-cell>
          <table:table-cell office:value-type="string">
            <text:p>179 </text:p>
          </table:table-cell>
          <table:table-cell office:value-type="string">
            <text:p>6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4]&amp;&quot;&quot;&quot; hp=&quot;&quot;&quot;&amp;[.B44]&amp;&quot;&quot;&quot; atk=&quot;&quot;&quot;&amp;[.C44]&amp;&quot;&quot;&quot; spd=&quot;&quot;&quot;&amp;[.E44]&amp;&quot;&quot;&quot; def=&quot;&quot;&quot;&amp;[.D44]&amp;&quot;&quot;&quot; effect_hit=&quot;&quot;0.&quot;&amp;TRIM(SUBSTITUTE(SUBSTITUTE([.F44];&quot;%&quot;;&quot;&quot;);&quot;.&quot;;&quot;&quot;))&amp;&quot;&quot;&quot; effect_res=&quot;&quot;0.&quot;&amp;TRIM(SUBSTITUTE(SUBSTITUTE([.G44];&quot;%&quot;;&quot;&quot;);&quot;.&quot;;&quot;&quot;))&amp;&quot;&quot;&quot; tgh=&quot;&quot;&quot;&amp;[.$H$1]&amp;&quot;&quot;&quot; /&gt;&quot;" office:value-type="string" office:string-value="&lt;Stats level=&quot;43 &quot; hp=&quot;1857 &quot; atk=&quot;179 &quot; spd=&quot;100 &quot; def=&quot;630 &quot; effect_hit=&quot;0.0&quot; effect_res=&quot;0.10&quot; tgh=&quot;60&quot; /&gt;">
            <text:p>&lt;Stats level="43 " hp="1857 " atk="179 " spd="100 " def="6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4 </text:p>
          </table:table-cell>
          <table:table-cell office:value-type="string">
            <text:p>2033 </text:p>
          </table:table-cell>
          <table:table-cell office:value-type="string">
            <text:p>187 </text:p>
          </table:table-cell>
          <table:table-cell office:value-type="string">
            <text:p>6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5]&amp;&quot;&quot;&quot; hp=&quot;&quot;&quot;&amp;[.B45]&amp;&quot;&quot;&quot; atk=&quot;&quot;&quot;&amp;[.C45]&amp;&quot;&quot;&quot; spd=&quot;&quot;&quot;&amp;[.E45]&amp;&quot;&quot;&quot; def=&quot;&quot;&quot;&amp;[.D45]&amp;&quot;&quot;&quot; effect_hit=&quot;&quot;0.&quot;&amp;TRIM(SUBSTITUTE(SUBSTITUTE([.F45];&quot;%&quot;;&quot;&quot;);&quot;.&quot;;&quot;&quot;))&amp;&quot;&quot;&quot; effect_res=&quot;&quot;0.&quot;&amp;TRIM(SUBSTITUTE(SUBSTITUTE([.G45];&quot;%&quot;;&quot;&quot;);&quot;.&quot;;&quot;&quot;))&amp;&quot;&quot;&quot; tgh=&quot;&quot;&quot;&amp;[.$H$1]&amp;&quot;&quot;&quot; /&gt;&quot;" office:value-type="string" office:string-value="&lt;Stats level=&quot;44 &quot; hp=&quot;2033 &quot; atk=&quot;187 &quot; spd=&quot;100 &quot; def=&quot;640 &quot; effect_hit=&quot;0.0&quot; effect_res=&quot;0.10&quot; tgh=&quot;60&quot; /&gt;">
            <text:p>&lt;Stats level="44 " hp="2033 " atk="187 " spd="100 " def="6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5 </text:p>
          </table:table-cell>
          <table:table-cell office:value-type="string">
            <text:p>2209 </text:p>
          </table:table-cell>
          <table:table-cell office:value-type="string">
            <text:p>195 </text:p>
          </table:table-cell>
          <table:table-cell office:value-type="string">
            <text:p>6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6]&amp;&quot;&quot;&quot; hp=&quot;&quot;&quot;&amp;[.B46]&amp;&quot;&quot;&quot; atk=&quot;&quot;&quot;&amp;[.C46]&amp;&quot;&quot;&quot; spd=&quot;&quot;&quot;&amp;[.E46]&amp;&quot;&quot;&quot; def=&quot;&quot;&quot;&amp;[.D46]&amp;&quot;&quot;&quot; effect_hit=&quot;&quot;0.&quot;&amp;TRIM(SUBSTITUTE(SUBSTITUTE([.F46];&quot;%&quot;;&quot;&quot;);&quot;.&quot;;&quot;&quot;))&amp;&quot;&quot;&quot; effect_res=&quot;&quot;0.&quot;&amp;TRIM(SUBSTITUTE(SUBSTITUTE([.G46];&quot;%&quot;;&quot;&quot;);&quot;.&quot;;&quot;&quot;))&amp;&quot;&quot;&quot; tgh=&quot;&quot;&quot;&amp;[.$H$1]&amp;&quot;&quot;&quot; /&gt;&quot;" office:value-type="string" office:string-value="&lt;Stats level=&quot;45 &quot; hp=&quot;2209 &quot; atk=&quot;195 &quot; spd=&quot;100 &quot; def=&quot;650 &quot; effect_hit=&quot;0.0&quot; effect_res=&quot;0.10&quot; tgh=&quot;60&quot; /&gt;">
            <text:p>&lt;Stats level="45 " hp="2209 " atk="195 " spd="100 " def="6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6 </text:p>
          </table:table-cell>
          <table:table-cell office:value-type="string">
            <text:p>2385 </text:p>
          </table:table-cell>
          <table:table-cell office:value-type="string">
            <text:p>203 </text:p>
          </table:table-cell>
          <table:table-cell office:value-type="string">
            <text:p>6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7]&amp;&quot;&quot;&quot; hp=&quot;&quot;&quot;&amp;[.B47]&amp;&quot;&quot;&quot; atk=&quot;&quot;&quot;&amp;[.C47]&amp;&quot;&quot;&quot; spd=&quot;&quot;&quot;&amp;[.E47]&amp;&quot;&quot;&quot; def=&quot;&quot;&quot;&amp;[.D47]&amp;&quot;&quot;&quot; effect_hit=&quot;&quot;0.&quot;&amp;TRIM(SUBSTITUTE(SUBSTITUTE([.F47];&quot;%&quot;;&quot;&quot;);&quot;.&quot;;&quot;&quot;))&amp;&quot;&quot;&quot; effect_res=&quot;&quot;0.&quot;&amp;TRIM(SUBSTITUTE(SUBSTITUTE([.G47];&quot;%&quot;;&quot;&quot;);&quot;.&quot;;&quot;&quot;))&amp;&quot;&quot;&quot; tgh=&quot;&quot;&quot;&amp;[.$H$1]&amp;&quot;&quot;&quot; /&gt;&quot;" office:value-type="string" office:string-value="&lt;Stats level=&quot;46 &quot; hp=&quot;2385 &quot; atk=&quot;203 &quot; spd=&quot;100 &quot; def=&quot;660 &quot; effect_hit=&quot;0.0&quot; effect_res=&quot;0.10&quot; tgh=&quot;60&quot; /&gt;">
            <text:p>&lt;Stats level="46 " hp="2385 " atk="203 " spd="100 " def="6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7 </text:p>
          </table:table-cell>
          <table:table-cell office:value-type="string">
            <text:p>2561 </text:p>
          </table:table-cell>
          <table:table-cell office:value-type="string">
            <text:p>210 </text:p>
          </table:table-cell>
          <table:table-cell office:value-type="string">
            <text:p>6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8]&amp;&quot;&quot;&quot; hp=&quot;&quot;&quot;&amp;[.B48]&amp;&quot;&quot;&quot; atk=&quot;&quot;&quot;&amp;[.C48]&amp;&quot;&quot;&quot; spd=&quot;&quot;&quot;&amp;[.E48]&amp;&quot;&quot;&quot; def=&quot;&quot;&quot;&amp;[.D48]&amp;&quot;&quot;&quot; effect_hit=&quot;&quot;0.&quot;&amp;TRIM(SUBSTITUTE(SUBSTITUTE([.F48];&quot;%&quot;;&quot;&quot;);&quot;.&quot;;&quot;&quot;))&amp;&quot;&quot;&quot; effect_res=&quot;&quot;0.&quot;&amp;TRIM(SUBSTITUTE(SUBSTITUTE([.G48];&quot;%&quot;;&quot;&quot;);&quot;.&quot;;&quot;&quot;))&amp;&quot;&quot;&quot; tgh=&quot;&quot;&quot;&amp;[.$H$1]&amp;&quot;&quot;&quot; /&gt;&quot;" office:value-type="string" office:string-value="&lt;Stats level=&quot;47 &quot; hp=&quot;2561 &quot; atk=&quot;210 &quot; spd=&quot;100 &quot; def=&quot;670 &quot; effect_hit=&quot;0.0&quot; effect_res=&quot;0.10&quot; tgh=&quot;60&quot; /&gt;">
            <text:p>&lt;Stats level="47 " hp="2561 " atk="210 " spd="100 " def="6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8 </text:p>
          </table:table-cell>
          <table:table-cell office:value-type="string">
            <text:p>2737 </text:p>
          </table:table-cell>
          <table:table-cell office:value-type="string">
            <text:p>218 </text:p>
          </table:table-cell>
          <table:table-cell office:value-type="string">
            <text:p>6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9]&amp;&quot;&quot;&quot; hp=&quot;&quot;&quot;&amp;[.B49]&amp;&quot;&quot;&quot; atk=&quot;&quot;&quot;&amp;[.C49]&amp;&quot;&quot;&quot; spd=&quot;&quot;&quot;&amp;[.E49]&amp;&quot;&quot;&quot; def=&quot;&quot;&quot;&amp;[.D49]&amp;&quot;&quot;&quot; effect_hit=&quot;&quot;0.&quot;&amp;TRIM(SUBSTITUTE(SUBSTITUTE([.F49];&quot;%&quot;;&quot;&quot;);&quot;.&quot;;&quot;&quot;))&amp;&quot;&quot;&quot; effect_res=&quot;&quot;0.&quot;&amp;TRIM(SUBSTITUTE(SUBSTITUTE([.G49];&quot;%&quot;;&quot;&quot;);&quot;.&quot;;&quot;&quot;))&amp;&quot;&quot;&quot; tgh=&quot;&quot;&quot;&amp;[.$H$1]&amp;&quot;&quot;&quot; /&gt;&quot;" office:value-type="string" office:string-value="&lt;Stats level=&quot;48 &quot; hp=&quot;2737 &quot; atk=&quot;218 &quot; spd=&quot;100 &quot; def=&quot;680 &quot; effect_hit=&quot;0.0&quot; effect_res=&quot;0.10&quot; tgh=&quot;60&quot; /&gt;">
            <text:p>&lt;Stats level="48 " hp="2737 " atk="218 " spd="100 " def="6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9 </text:p>
          </table:table-cell>
          <table:table-cell office:value-type="string">
            <text:p>2913 </text:p>
          </table:table-cell>
          <table:table-cell office:value-type="string">
            <text:p>226 </text:p>
          </table:table-cell>
          <table:table-cell office:value-type="string">
            <text:p>6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0]&amp;&quot;&quot;&quot; hp=&quot;&quot;&quot;&amp;[.B50]&amp;&quot;&quot;&quot; atk=&quot;&quot;&quot;&amp;[.C50]&amp;&quot;&quot;&quot; spd=&quot;&quot;&quot;&amp;[.E50]&amp;&quot;&quot;&quot; def=&quot;&quot;&quot;&amp;[.D50]&amp;&quot;&quot;&quot; effect_hit=&quot;&quot;0.&quot;&amp;TRIM(SUBSTITUTE(SUBSTITUTE([.F50];&quot;%&quot;;&quot;&quot;);&quot;.&quot;;&quot;&quot;))&amp;&quot;&quot;&quot; effect_res=&quot;&quot;0.&quot;&amp;TRIM(SUBSTITUTE(SUBSTITUTE([.G50];&quot;%&quot;;&quot;&quot;);&quot;.&quot;;&quot;&quot;))&amp;&quot;&quot;&quot; tgh=&quot;&quot;&quot;&amp;[.$H$1]&amp;&quot;&quot;&quot; /&gt;&quot;" office:value-type="string" office:string-value="&lt;Stats level=&quot;49 &quot; hp=&quot;2913 &quot; atk=&quot;226 &quot; spd=&quot;100 &quot; def=&quot;690 &quot; effect_hit=&quot;0.0&quot; effect_res=&quot;0.10&quot; tgh=&quot;60&quot; /&gt;">
            <text:p>&lt;Stats level="49 " hp="2913 " atk="226 " spd="100 " def="6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0 </text:p>
          </table:table-cell>
          <table:table-cell office:value-type="string">
            <text:p>3089 </text:p>
          </table:table-cell>
          <table:table-cell office:value-type="string">
            <text:p>234 </text:p>
          </table:table-cell>
          <table:table-cell office:value-type="string">
            <text:p>7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1]&amp;&quot;&quot;&quot; hp=&quot;&quot;&quot;&amp;[.B51]&amp;&quot;&quot;&quot; atk=&quot;&quot;&quot;&amp;[.C51]&amp;&quot;&quot;&quot; spd=&quot;&quot;&quot;&amp;[.E51]&amp;&quot;&quot;&quot; def=&quot;&quot;&quot;&amp;[.D51]&amp;&quot;&quot;&quot; effect_hit=&quot;&quot;0.&quot;&amp;TRIM(SUBSTITUTE(SUBSTITUTE([.F51];&quot;%&quot;;&quot;&quot;);&quot;.&quot;;&quot;&quot;))&amp;&quot;&quot;&quot; effect_res=&quot;&quot;0.&quot;&amp;TRIM(SUBSTITUTE(SUBSTITUTE([.G51];&quot;%&quot;;&quot;&quot;);&quot;.&quot;;&quot;&quot;))&amp;&quot;&quot;&quot; tgh=&quot;&quot;&quot;&amp;[.$H$1]&amp;&quot;&quot;&quot; /&gt;&quot;" office:value-type="string" office:string-value="&lt;Stats level=&quot;50 &quot; hp=&quot;3089 &quot; atk=&quot;234 &quot; spd=&quot;100 &quot; def=&quot;700 &quot; effect_hit=&quot;0.0&quot; effect_res=&quot;0.10&quot; tgh=&quot;60&quot; /&gt;">
            <text:p>&lt;Stats level="50 " hp="3089 " atk="234 " spd="100 " def="7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1 </text:p>
          </table:table-cell>
          <table:table-cell office:value-type="string">
            <text:p>3515 </text:p>
          </table:table-cell>
          <table:table-cell office:value-type="string">
            <text:p>244 </text:p>
          </table:table-cell>
          <table:table-cell office:value-type="string">
            <text:p>710 </text:p>
          </table:table-cell>
          <table:table-cell office:value-type="string">
            <text:p>100 </text:p>
          </table:table-cell>
          <table:table-cell table:style-name="ce2" office:value-type="string">
            <text:p>0.8% </text:p>
          </table:table-cell>
          <table:table-cell table:style-name="ce2" office:value-type="string">
            <text:p>10.4%</text:p>
          </table:table-cell>
          <table:table-cell table:formula="of:=&quot;&lt;Stats level=&quot;&quot;&quot;&amp;[.A52]&amp;&quot;&quot;&quot; hp=&quot;&quot;&quot;&amp;[.B52]&amp;&quot;&quot;&quot; atk=&quot;&quot;&quot;&amp;[.C52]&amp;&quot;&quot;&quot; spd=&quot;&quot;&quot;&amp;[.E52]&amp;&quot;&quot;&quot; def=&quot;&quot;&quot;&amp;[.D52]&amp;&quot;&quot;&quot; effect_hit=&quot;&quot;0.&quot;&amp;TRIM(SUBSTITUTE(SUBSTITUTE([.F52];&quot;%&quot;;&quot;&quot;);&quot;.&quot;;&quot;&quot;))&amp;&quot;&quot;&quot; effect_res=&quot;&quot;0.&quot;&amp;TRIM(SUBSTITUTE(SUBSTITUTE([.G52];&quot;%&quot;;&quot;&quot;);&quot;.&quot;;&quot;&quot;))&amp;&quot;&quot;&quot; tgh=&quot;&quot;&quot;&amp;[.$H$1]&amp;&quot;&quot;&quot; /&gt;&quot;" office:value-type="string" office:string-value="&lt;Stats level=&quot;51 &quot; hp=&quot;3515 &quot; atk=&quot;244 &quot; spd=&quot;100 &quot; def=&quot;710 &quot; effect_hit=&quot;0.08&quot; effect_res=&quot;0.104&quot; tgh=&quot;60&quot; /&gt;">
            <text:p>&lt;Stats level="51 " hp="3515 " atk="244 " spd="100 " def="710 " effect_hit="0.08" effect_res="0.104" tgh="60" /&gt;</text:p>
          </table:table-cell>
          <table:table-cell table:number-columns-repeated="7"/>
        </table:table-row>
        <table:table-row table:style-name="ro2">
          <table:table-cell office:value-type="string">
            <text:p>52 </text:p>
          </table:table-cell>
          <table:table-cell office:value-type="string">
            <text:p>3942 </text:p>
          </table:table-cell>
          <table:table-cell office:value-type="string">
            <text:p>255 </text:p>
          </table:table-cell>
          <table:table-cell office:value-type="string">
            <text:p>720 </text:p>
          </table:table-cell>
          <table:table-cell office:value-type="string">
            <text:p>100 </text:p>
          </table:table-cell>
          <table:table-cell table:style-name="ce2" office:value-type="string">
            <text:p>1.6% </text:p>
          </table:table-cell>
          <table:table-cell table:style-name="ce2" office:value-type="string">
            <text:p>10.8%</text:p>
          </table:table-cell>
          <table:table-cell table:formula="of:=&quot;&lt;Stats level=&quot;&quot;&quot;&amp;[.A53]&amp;&quot;&quot;&quot; hp=&quot;&quot;&quot;&amp;[.B53]&amp;&quot;&quot;&quot; atk=&quot;&quot;&quot;&amp;[.C53]&amp;&quot;&quot;&quot; spd=&quot;&quot;&quot;&amp;[.E53]&amp;&quot;&quot;&quot; def=&quot;&quot;&quot;&amp;[.D53]&amp;&quot;&quot;&quot; effect_hit=&quot;&quot;0.&quot;&amp;TRIM(SUBSTITUTE(SUBSTITUTE([.F53];&quot;%&quot;;&quot;&quot;);&quot;.&quot;;&quot;&quot;))&amp;&quot;&quot;&quot; effect_res=&quot;&quot;0.&quot;&amp;TRIM(SUBSTITUTE(SUBSTITUTE([.G53];&quot;%&quot;;&quot;&quot;);&quot;.&quot;;&quot;&quot;))&amp;&quot;&quot;&quot; tgh=&quot;&quot;&quot;&amp;[.$H$1]&amp;&quot;&quot;&quot; /&gt;&quot;" office:value-type="string" office:string-value="&lt;Stats level=&quot;52 &quot; hp=&quot;3942 &quot; atk=&quot;255 &quot; spd=&quot;100 &quot; def=&quot;720 &quot; effect_hit=&quot;0.16&quot; effect_res=&quot;0.108&quot; tgh=&quot;60&quot; /&gt;">
            <text:p>&lt;Stats level="52 " hp="3942 " atk="255 " spd="100 " def="720 " effect_hit="0.16" effect_res="0.108" tgh="60" /&gt;</text:p>
          </table:table-cell>
          <table:table-cell table:number-columns-repeated="7"/>
        </table:table-row>
        <table:table-row table:style-name="ro2">
          <table:table-cell office:value-type="string">
            <text:p>53 </text:p>
          </table:table-cell>
          <table:table-cell office:value-type="string">
            <text:p>4368 </text:p>
          </table:table-cell>
          <table:table-cell office:value-type="string">
            <text:p>265 </text:p>
          </table:table-cell>
          <table:table-cell office:value-type="string">
            <text:p>730 </text:p>
          </table:table-cell>
          <table:table-cell office:value-type="string">
            <text:p>100 </text:p>
          </table:table-cell>
          <table:table-cell table:style-name="ce2" office:value-type="string">
            <text:p>2.4% </text:p>
          </table:table-cell>
          <table:table-cell table:style-name="ce2" office:value-type="string">
            <text:p>11.2%</text:p>
          </table:table-cell>
          <table:table-cell table:formula="of:=&quot;&lt;Stats level=&quot;&quot;&quot;&amp;[.A54]&amp;&quot;&quot;&quot; hp=&quot;&quot;&quot;&amp;[.B54]&amp;&quot;&quot;&quot; atk=&quot;&quot;&quot;&amp;[.C54]&amp;&quot;&quot;&quot; spd=&quot;&quot;&quot;&amp;[.E54]&amp;&quot;&quot;&quot; def=&quot;&quot;&quot;&amp;[.D54]&amp;&quot;&quot;&quot; effect_hit=&quot;&quot;0.&quot;&amp;TRIM(SUBSTITUTE(SUBSTITUTE([.F54];&quot;%&quot;;&quot;&quot;);&quot;.&quot;;&quot;&quot;))&amp;&quot;&quot;&quot; effect_res=&quot;&quot;0.&quot;&amp;TRIM(SUBSTITUTE(SUBSTITUTE([.G54];&quot;%&quot;;&quot;&quot;);&quot;.&quot;;&quot;&quot;))&amp;&quot;&quot;&quot; tgh=&quot;&quot;&quot;&amp;[.$H$1]&amp;&quot;&quot;&quot; /&gt;&quot;" office:value-type="string" office:string-value="&lt;Stats level=&quot;53 &quot; hp=&quot;4368 &quot; atk=&quot;265 &quot; spd=&quot;100 &quot; def=&quot;730 &quot; effect_hit=&quot;0.24&quot; effect_res=&quot;0.112&quot; tgh=&quot;60&quot; /&gt;">
            <text:p>&lt;Stats level="53 " hp="4368 " atk="265 " spd="100 " def="730 " effect_hit="0.24" effect_res="0.112" tgh="60" /&gt;</text:p>
          </table:table-cell>
          <table:table-cell table:number-columns-repeated="7"/>
        </table:table-row>
        <table:table-row table:style-name="ro2">
          <table:table-cell office:value-type="string">
            <text:p>54 </text:p>
          </table:table-cell>
          <table:table-cell office:value-type="string">
            <text:p>4795 </text:p>
          </table:table-cell>
          <table:table-cell office:value-type="string">
            <text:p>276 </text:p>
          </table:table-cell>
          <table:table-cell office:value-type="string">
            <text:p>740 </text:p>
          </table:table-cell>
          <table:table-cell office:value-type="string">
            <text:p>100 </text:p>
          </table:table-cell>
          <table:table-cell table:style-name="ce2" office:value-type="string">
            <text:p>3.2% </text:p>
          </table:table-cell>
          <table:table-cell table:style-name="ce2" office:value-type="string">
            <text:p>11.6%</text:p>
          </table:table-cell>
          <table:table-cell table:formula="of:=&quot;&lt;Stats level=&quot;&quot;&quot;&amp;[.A55]&amp;&quot;&quot;&quot; hp=&quot;&quot;&quot;&amp;[.B55]&amp;&quot;&quot;&quot; atk=&quot;&quot;&quot;&amp;[.C55]&amp;&quot;&quot;&quot; spd=&quot;&quot;&quot;&amp;[.E55]&amp;&quot;&quot;&quot; def=&quot;&quot;&quot;&amp;[.D55]&amp;&quot;&quot;&quot; effect_hit=&quot;&quot;0.&quot;&amp;TRIM(SUBSTITUTE(SUBSTITUTE([.F55];&quot;%&quot;;&quot;&quot;);&quot;.&quot;;&quot;&quot;))&amp;&quot;&quot;&quot; effect_res=&quot;&quot;0.&quot;&amp;TRIM(SUBSTITUTE(SUBSTITUTE([.G55];&quot;%&quot;;&quot;&quot;);&quot;.&quot;;&quot;&quot;))&amp;&quot;&quot;&quot; tgh=&quot;&quot;&quot;&amp;[.$H$1]&amp;&quot;&quot;&quot; /&gt;&quot;" office:value-type="string" office:string-value="&lt;Stats level=&quot;54 &quot; hp=&quot;4795 &quot; atk=&quot;276 &quot; spd=&quot;100 &quot; def=&quot;740 &quot; effect_hit=&quot;0.32&quot; effect_res=&quot;0.116&quot; tgh=&quot;60&quot; /&gt;">
            <text:p>&lt;Stats level="54 " hp="4795 " atk="276 " spd="100 " def="740 " effect_hit="0.32" effect_res="0.116" tgh="60" /&gt;</text:p>
          </table:table-cell>
          <table:table-cell table:number-columns-repeated="7"/>
        </table:table-row>
        <table:table-row table:style-name="ro2">
          <table:table-cell office:value-type="string">
            <text:p>55 </text:p>
          </table:table-cell>
          <table:table-cell office:value-type="string">
            <text:p>5222 </text:p>
          </table:table-cell>
          <table:table-cell office:value-type="string">
            <text:p>286 </text:p>
          </table:table-cell>
          <table:table-cell office:value-type="string">
            <text:p>750 </text:p>
          </table:table-cell>
          <table:table-cell office:value-type="string">
            <text:p>100 </text:p>
          </table:table-cell>
          <table:table-cell office:value-type="string">
            <text:p>4% </text:p>
          </table:table-cell>
          <table:table-cell office:value-type="string">
            <text:p>12%</text:p>
          </table:table-cell>
          <table:table-cell table:formula="of:=&quot;&lt;Stats level=&quot;&quot;&quot;&amp;[.A56]&amp;&quot;&quot;&quot; hp=&quot;&quot;&quot;&amp;[.B56]&amp;&quot;&quot;&quot; atk=&quot;&quot;&quot;&amp;[.C56]&amp;&quot;&quot;&quot; spd=&quot;&quot;&quot;&amp;[.E56]&amp;&quot;&quot;&quot; def=&quot;&quot;&quot;&amp;[.D56]&amp;&quot;&quot;&quot; effect_hit=&quot;&quot;0.&quot;&amp;TRIM(SUBSTITUTE(SUBSTITUTE([.F56];&quot;%&quot;;&quot;&quot;);&quot;.&quot;;&quot;&quot;))&amp;&quot;&quot;&quot; effect_res=&quot;&quot;0.&quot;&amp;TRIM(SUBSTITUTE(SUBSTITUTE([.G56];&quot;%&quot;;&quot;&quot;);&quot;.&quot;;&quot;&quot;))&amp;&quot;&quot;&quot; tgh=&quot;&quot;&quot;&amp;[.$H$1]&amp;&quot;&quot;&quot; /&gt;&quot;" office:value-type="string" office:string-value="&lt;Stats level=&quot;55 &quot; hp=&quot;5222 &quot; atk=&quot;286 &quot; spd=&quot;100 &quot; def=&quot;750 &quot; effect_hit=&quot;0.4&quot; effect_res=&quot;0.12&quot; tgh=&quot;60&quot; /&gt;">
            <text:p>&lt;Stats level="55 " hp="5222 " atk="286 " spd="100 " def="750 " effect_hit="0.4" effect_res="0.12" tgh="60" /&gt;</text:p>
          </table:table-cell>
          <table:table-cell table:number-columns-repeated="7"/>
        </table:table-row>
        <table:table-row table:style-name="ro2">
          <table:table-cell office:value-type="string">
            <text:p>56 </text:p>
          </table:table-cell>
          <table:table-cell office:value-type="string">
            <text:p>5648 </text:p>
          </table:table-cell>
          <table:table-cell office:value-type="string">
            <text:p>297 </text:p>
          </table:table-cell>
          <table:table-cell office:value-type="string">
            <text:p>760 </text:p>
          </table:table-cell>
          <table:table-cell office:value-type="string">
            <text:p>100 </text:p>
          </table:table-cell>
          <table:table-cell table:style-name="ce2" office:value-type="string">
            <text:p>4.8% </text:p>
          </table:table-cell>
          <table:table-cell table:style-name="ce2" office:value-type="string">
            <text:p>12.4%</text:p>
          </table:table-cell>
          <table:table-cell table:formula="of:=&quot;&lt;Stats level=&quot;&quot;&quot;&amp;[.A57]&amp;&quot;&quot;&quot; hp=&quot;&quot;&quot;&amp;[.B57]&amp;&quot;&quot;&quot; atk=&quot;&quot;&quot;&amp;[.C57]&amp;&quot;&quot;&quot; spd=&quot;&quot;&quot;&amp;[.E57]&amp;&quot;&quot;&quot; def=&quot;&quot;&quot;&amp;[.D57]&amp;&quot;&quot;&quot; effect_hit=&quot;&quot;0.&quot;&amp;TRIM(SUBSTITUTE(SUBSTITUTE([.F57];&quot;%&quot;;&quot;&quot;);&quot;.&quot;;&quot;&quot;))&amp;&quot;&quot;&quot; effect_res=&quot;&quot;0.&quot;&amp;TRIM(SUBSTITUTE(SUBSTITUTE([.G57];&quot;%&quot;;&quot;&quot;);&quot;.&quot;;&quot;&quot;))&amp;&quot;&quot;&quot; tgh=&quot;&quot;&quot;&amp;[.$H$1]&amp;&quot;&quot;&quot; /&gt;&quot;" office:value-type="string" office:string-value="&lt;Stats level=&quot;56 &quot; hp=&quot;5648 &quot; atk=&quot;297 &quot; spd=&quot;100 &quot; def=&quot;760 &quot; effect_hit=&quot;0.48&quot; effect_res=&quot;0.124&quot; tgh=&quot;60&quot; /&gt;">
            <text:p>&lt;Stats level="56 " hp="5648 " atk="297 " spd="100 " def="760 " effect_hit="0.48" effect_res="0.124" tgh="60" /&gt;</text:p>
          </table:table-cell>
          <table:table-cell table:number-columns-repeated="7"/>
        </table:table-row>
        <table:table-row table:style-name="ro2">
          <table:table-cell office:value-type="string">
            <text:p>57 </text:p>
          </table:table-cell>
          <table:table-cell office:value-type="string">
            <text:p>6075 </text:p>
          </table:table-cell>
          <table:table-cell office:value-type="string">
            <text:p>307 </text:p>
          </table:table-cell>
          <table:table-cell office:value-type="string">
            <text:p>770 </text:p>
          </table:table-cell>
          <table:table-cell office:value-type="string">
            <text:p>100 </text:p>
          </table:table-cell>
          <table:table-cell table:style-name="ce2" office:value-type="string">
            <text:p>5.6% </text:p>
          </table:table-cell>
          <table:table-cell table:style-name="ce2" office:value-type="string">
            <text:p>12.8%</text:p>
          </table:table-cell>
          <table:table-cell table:formula="of:=&quot;&lt;Stats level=&quot;&quot;&quot;&amp;[.A58]&amp;&quot;&quot;&quot; hp=&quot;&quot;&quot;&amp;[.B58]&amp;&quot;&quot;&quot; atk=&quot;&quot;&quot;&amp;[.C58]&amp;&quot;&quot;&quot; spd=&quot;&quot;&quot;&amp;[.E58]&amp;&quot;&quot;&quot; def=&quot;&quot;&quot;&amp;[.D58]&amp;&quot;&quot;&quot; effect_hit=&quot;&quot;0.&quot;&amp;TRIM(SUBSTITUTE(SUBSTITUTE([.F58];&quot;%&quot;;&quot;&quot;);&quot;.&quot;;&quot;&quot;))&amp;&quot;&quot;&quot; effect_res=&quot;&quot;0.&quot;&amp;TRIM(SUBSTITUTE(SUBSTITUTE([.G58];&quot;%&quot;;&quot;&quot;);&quot;.&quot;;&quot;&quot;))&amp;&quot;&quot;&quot; tgh=&quot;&quot;&quot;&amp;[.$H$1]&amp;&quot;&quot;&quot; /&gt;&quot;" office:value-type="string" office:string-value="&lt;Stats level=&quot;57 &quot; hp=&quot;6075 &quot; atk=&quot;307 &quot; spd=&quot;100 &quot; def=&quot;770 &quot; effect_hit=&quot;0.56&quot; effect_res=&quot;0.128&quot; tgh=&quot;60&quot; /&gt;">
            <text:p>&lt;Stats level="57 " hp="6075 " atk="307 " spd="100 " def="770 " effect_hit="0.56" effect_res="0.128" tgh="60" /&gt;</text:p>
          </table:table-cell>
          <table:table-cell table:number-columns-repeated="7"/>
        </table:table-row>
        <table:table-row table:style-name="ro2">
          <table:table-cell office:value-type="string">
            <text:p>58 </text:p>
          </table:table-cell>
          <table:table-cell office:value-type="string">
            <text:p>6502 </text:p>
          </table:table-cell>
          <table:table-cell office:value-type="string">
            <text:p>317 </text:p>
          </table:table-cell>
          <table:table-cell office:value-type="string">
            <text:p>780 </text:p>
          </table:table-cell>
          <table:table-cell office:value-type="string">
            <text:p>100 </text:p>
          </table:table-cell>
          <table:table-cell table:style-name="ce2" office:value-type="string">
            <text:p>6.4% </text:p>
          </table:table-cell>
          <table:table-cell table:style-name="ce2" office:value-type="string">
            <text:p>13.2%</text:p>
          </table:table-cell>
          <table:table-cell table:formula="of:=&quot;&lt;Stats level=&quot;&quot;&quot;&amp;[.A59]&amp;&quot;&quot;&quot; hp=&quot;&quot;&quot;&amp;[.B59]&amp;&quot;&quot;&quot; atk=&quot;&quot;&quot;&amp;[.C59]&amp;&quot;&quot;&quot; spd=&quot;&quot;&quot;&amp;[.E59]&amp;&quot;&quot;&quot; def=&quot;&quot;&quot;&amp;[.D59]&amp;&quot;&quot;&quot; effect_hit=&quot;&quot;0.&quot;&amp;TRIM(SUBSTITUTE(SUBSTITUTE([.F59];&quot;%&quot;;&quot;&quot;);&quot;.&quot;;&quot;&quot;))&amp;&quot;&quot;&quot; effect_res=&quot;&quot;0.&quot;&amp;TRIM(SUBSTITUTE(SUBSTITUTE([.G59];&quot;%&quot;;&quot;&quot;);&quot;.&quot;;&quot;&quot;))&amp;&quot;&quot;&quot; tgh=&quot;&quot;&quot;&amp;[.$H$1]&amp;&quot;&quot;&quot; /&gt;&quot;" office:value-type="string" office:string-value="&lt;Stats level=&quot;58 &quot; hp=&quot;6502 &quot; atk=&quot;317 &quot; spd=&quot;100 &quot; def=&quot;780 &quot; effect_hit=&quot;0.64&quot; effect_res=&quot;0.132&quot; tgh=&quot;60&quot; /&gt;">
            <text:p>&lt;Stats level="58 " hp="6502 " atk="317 " spd="100 " def="780 " effect_hit="0.64" effect_res="0.132" tgh="60" /&gt;</text:p>
          </table:table-cell>
          <table:table-cell table:number-columns-repeated="7"/>
        </table:table-row>
        <table:table-row table:style-name="ro2">
          <table:table-cell office:value-type="string">
            <text:p>59 </text:p>
          </table:table-cell>
          <table:table-cell office:value-type="string">
            <text:p>6928 </text:p>
          </table:table-cell>
          <table:table-cell office:value-type="string">
            <text:p>328 </text:p>
          </table:table-cell>
          <table:table-cell office:value-type="string">
            <text:p>790 </text:p>
          </table:table-cell>
          <table:table-cell office:value-type="string">
            <text:p>100 </text:p>
          </table:table-cell>
          <table:table-cell table:style-name="ce2" office:value-type="string">
            <text:p>7.2% </text:p>
          </table:table-cell>
          <table:table-cell table:style-name="ce2" office:value-type="string">
            <text:p>13.6%</text:p>
          </table:table-cell>
          <table:table-cell table:formula="of:=&quot;&lt;Stats level=&quot;&quot;&quot;&amp;[.A60]&amp;&quot;&quot;&quot; hp=&quot;&quot;&quot;&amp;[.B60]&amp;&quot;&quot;&quot; atk=&quot;&quot;&quot;&amp;[.C60]&amp;&quot;&quot;&quot; spd=&quot;&quot;&quot;&amp;[.E60]&amp;&quot;&quot;&quot; def=&quot;&quot;&quot;&amp;[.D60]&amp;&quot;&quot;&quot; effect_hit=&quot;&quot;0.&quot;&amp;TRIM(SUBSTITUTE(SUBSTITUTE([.F60];&quot;%&quot;;&quot;&quot;);&quot;.&quot;;&quot;&quot;))&amp;&quot;&quot;&quot; effect_res=&quot;&quot;0.&quot;&amp;TRIM(SUBSTITUTE(SUBSTITUTE([.G60];&quot;%&quot;;&quot;&quot;);&quot;.&quot;;&quot;&quot;))&amp;&quot;&quot;&quot; tgh=&quot;&quot;&quot;&amp;[.$H$1]&amp;&quot;&quot;&quot; /&gt;&quot;" office:value-type="string" office:string-value="&lt;Stats level=&quot;59 &quot; hp=&quot;6928 &quot; atk=&quot;328 &quot; spd=&quot;100 &quot; def=&quot;790 &quot; effect_hit=&quot;0.72&quot; effect_res=&quot;0.136&quot; tgh=&quot;60&quot; /&gt;">
            <text:p>&lt;Stats level="59 " hp="6928 " atk="328 " spd="100 " def="790 " effect_hit="0.72" effect_res="0.136" tgh="60" /&gt;</text:p>
          </table:table-cell>
          <table:table-cell table:number-columns-repeated="7"/>
        </table:table-row>
        <table:table-row table:style-name="ro2">
          <table:table-cell office:value-type="string">
            <text:p>60 </text:p>
          </table:table-cell>
          <table:table-cell office:value-type="string">
            <text:p>7355 </text:p>
          </table:table-cell>
          <table:table-cell office:value-type="string">
            <text:p>338 </text:p>
          </table:table-cell>
          <table:table-cell office:value-type="string">
            <text:p>800 </text:p>
          </table:table-cell>
          <table:table-cell office:value-type="string">
            <text:p>100 </text:p>
          </table:table-cell>
          <table:table-cell office:value-type="string">
            <text:p>8% </text:p>
          </table:table-cell>
          <table:table-cell office:value-type="string">
            <text:p>14%</text:p>
          </table:table-cell>
          <table:table-cell table:formula="of:=&quot;&lt;Stats level=&quot;&quot;&quot;&amp;[.A61]&amp;&quot;&quot;&quot; hp=&quot;&quot;&quot;&amp;[.B61]&amp;&quot;&quot;&quot; atk=&quot;&quot;&quot;&amp;[.C61]&amp;&quot;&quot;&quot; spd=&quot;&quot;&quot;&amp;[.E61]&amp;&quot;&quot;&quot; def=&quot;&quot;&quot;&amp;[.D61]&amp;&quot;&quot;&quot; effect_hit=&quot;&quot;0.&quot;&amp;TRIM(SUBSTITUTE(SUBSTITUTE([.F61];&quot;%&quot;;&quot;&quot;);&quot;.&quot;;&quot;&quot;))&amp;&quot;&quot;&quot; effect_res=&quot;&quot;0.&quot;&amp;TRIM(SUBSTITUTE(SUBSTITUTE([.G61];&quot;%&quot;;&quot;&quot;);&quot;.&quot;;&quot;&quot;))&amp;&quot;&quot;&quot; tgh=&quot;&quot;&quot;&amp;[.$H$1]&amp;&quot;&quot;&quot; /&gt;&quot;" office:value-type="string" office:string-value="&lt;Stats level=&quot;60 &quot; hp=&quot;7355 &quot; atk=&quot;338 &quot; spd=&quot;100 &quot; def=&quot;800 &quot; effect_hit=&quot;0.8&quot; effect_res=&quot;0.14&quot; tgh=&quot;60&quot; /&gt;">
            <text:p>&lt;Stats level="60 " hp="7355 " atk="338 " spd="100 " def="800 " effect_hit="0.8" effect_res="0.14" tgh="60" /&gt;</text:p>
          </table:table-cell>
          <table:table-cell table:number-columns-repeated="7"/>
        </table:table-row>
        <table:table-row table:style-name="ro2">
          <table:table-cell office:value-type="string">
            <text:p>61 </text:p>
          </table:table-cell>
          <table:table-cell office:value-type="string">
            <text:p>7945 </text:p>
          </table:table-cell>
          <table:table-cell office:value-type="string">
            <text:p>348 </text:p>
          </table:table-cell>
          <table:table-cell office:value-type="string">
            <text:p>810 </text:p>
          </table:table-cell>
          <table:table-cell office:value-type="string">
            <text:p>100 </text:p>
          </table:table-cell>
          <table:table-cell table:style-name="ce2" office:value-type="string">
            <text:p>8.8% </text:p>
          </table:table-cell>
          <table:table-cell table:style-name="ce2" office:value-type="string">
            <text:p>14.4%</text:p>
          </table:table-cell>
          <table:table-cell table:formula="of:=&quot;&lt;Stats level=&quot;&quot;&quot;&amp;[.A62]&amp;&quot;&quot;&quot; hp=&quot;&quot;&quot;&amp;[.B62]&amp;&quot;&quot;&quot; atk=&quot;&quot;&quot;&amp;[.C62]&amp;&quot;&quot;&quot; spd=&quot;&quot;&quot;&amp;[.E62]&amp;&quot;&quot;&quot; def=&quot;&quot;&quot;&amp;[.D62]&amp;&quot;&quot;&quot; effect_hit=&quot;&quot;0.&quot;&amp;TRIM(SUBSTITUTE(SUBSTITUTE([.F62];&quot;%&quot;;&quot;&quot;);&quot;.&quot;;&quot;&quot;))&amp;&quot;&quot;&quot; effect_res=&quot;&quot;0.&quot;&amp;TRIM(SUBSTITUTE(SUBSTITUTE([.G62];&quot;%&quot;;&quot;&quot;);&quot;.&quot;;&quot;&quot;))&amp;&quot;&quot;&quot; tgh=&quot;&quot;&quot;&amp;[.$H$1]&amp;&quot;&quot;&quot; /&gt;&quot;" office:value-type="string" office:string-value="&lt;Stats level=&quot;61 &quot; hp=&quot;7945 &quot; atk=&quot;348 &quot; spd=&quot;100 &quot; def=&quot;810 &quot; effect_hit=&quot;0.88&quot; effect_res=&quot;0.144&quot; tgh=&quot;60&quot; /&gt;">
            <text:p>&lt;Stats level="61 " hp="7945 " atk="348 " spd="100 " def="810 " effect_hit="0.88" effect_res="0.144" tgh="60" /&gt;</text:p>
          </table:table-cell>
          <table:table-cell table:number-columns-repeated="7"/>
        </table:table-row>
        <table:table-row table:style-name="ro2">
          <table:table-cell office:value-type="string">
            <text:p>62 </text:p>
          </table:table-cell>
          <table:table-cell office:value-type="string">
            <text:p>8534 </text:p>
          </table:table-cell>
          <table:table-cell office:value-type="string">
            <text:p>358 </text:p>
          </table:table-cell>
          <table:table-cell office:value-type="string">
            <text:p>820 </text:p>
          </table:table-cell>
          <table:table-cell office:value-type="string">
            <text:p>100 </text:p>
          </table:table-cell>
          <table:table-cell table:style-name="ce2" office:value-type="string">
            <text:p>9.6% </text:p>
          </table:table-cell>
          <table:table-cell table:style-name="ce2" office:value-type="string">
            <text:p>14.8%</text:p>
          </table:table-cell>
          <table:table-cell table:formula="of:=&quot;&lt;Stats level=&quot;&quot;&quot;&amp;[.A63]&amp;&quot;&quot;&quot; hp=&quot;&quot;&quot;&amp;[.B63]&amp;&quot;&quot;&quot; atk=&quot;&quot;&quot;&amp;[.C63]&amp;&quot;&quot;&quot; spd=&quot;&quot;&quot;&amp;[.E63]&amp;&quot;&quot;&quot; def=&quot;&quot;&quot;&amp;[.D63]&amp;&quot;&quot;&quot; effect_hit=&quot;&quot;0.&quot;&amp;TRIM(SUBSTITUTE(SUBSTITUTE([.F63];&quot;%&quot;;&quot;&quot;);&quot;.&quot;;&quot;&quot;))&amp;&quot;&quot;&quot; effect_res=&quot;&quot;0.&quot;&amp;TRIM(SUBSTITUTE(SUBSTITUTE([.G63];&quot;%&quot;;&quot;&quot;);&quot;.&quot;;&quot;&quot;))&amp;&quot;&quot;&quot; tgh=&quot;&quot;&quot;&amp;[.$H$1]&amp;&quot;&quot;&quot; /&gt;&quot;" office:value-type="string" office:string-value="&lt;Stats level=&quot;62 &quot; hp=&quot;8534 &quot; atk=&quot;358 &quot; spd=&quot;100 &quot; def=&quot;820 &quot; effect_hit=&quot;0.96&quot; effect_res=&quot;0.148&quot; tgh=&quot;60&quot; /&gt;">
            <text:p>&lt;Stats level="62 " hp="8534 " atk="358 " spd="100 " def="820 " effect_hit="0.96" effect_res="0.148" tgh="60" /&gt;</text:p>
          </table:table-cell>
          <table:table-cell table:number-columns-repeated="7"/>
        </table:table-row>
        <table:table-row table:style-name="ro2">
          <table:table-cell office:value-type="string">
            <text:p>63 </text:p>
          </table:table-cell>
          <table:table-cell office:value-type="string">
            <text:p>9124 </text:p>
          </table:table-cell>
          <table:table-cell office:value-type="string">
            <text:p>368 </text:p>
          </table:table-cell>
          <table:table-cell office:value-type="string">
            <text:p>830 </text:p>
          </table:table-cell>
          <table:table-cell office:value-type="string">
            <text:p>100 </text:p>
          </table:table-cell>
          <table:table-cell table:style-name="ce2" office:value-type="string">
            <text:p>10.4% </text:p>
          </table:table-cell>
          <table:table-cell table:style-name="ce2" office:value-type="string">
            <text:p>15.2%</text:p>
          </table:table-cell>
          <table:table-cell table:formula="of:=&quot;&lt;Stats level=&quot;&quot;&quot;&amp;[.A64]&amp;&quot;&quot;&quot; hp=&quot;&quot;&quot;&amp;[.B64]&amp;&quot;&quot;&quot; atk=&quot;&quot;&quot;&amp;[.C64]&amp;&quot;&quot;&quot; spd=&quot;&quot;&quot;&amp;[.E64]&amp;&quot;&quot;&quot; def=&quot;&quot;&quot;&amp;[.D64]&amp;&quot;&quot;&quot; effect_hit=&quot;&quot;0.&quot;&amp;TRIM(SUBSTITUTE(SUBSTITUTE([.F64];&quot;%&quot;;&quot;&quot;);&quot;.&quot;;&quot;&quot;))&amp;&quot;&quot;&quot; effect_res=&quot;&quot;0.&quot;&amp;TRIM(SUBSTITUTE(SUBSTITUTE([.G64];&quot;%&quot;;&quot;&quot;);&quot;.&quot;;&quot;&quot;))&amp;&quot;&quot;&quot; tgh=&quot;&quot;&quot;&amp;[.$H$1]&amp;&quot;&quot;&quot; /&gt;&quot;" office:value-type="string" office:string-value="&lt;Stats level=&quot;63 &quot; hp=&quot;9124 &quot; atk=&quot;368 &quot; spd=&quot;100 &quot; def=&quot;830 &quot; effect_hit=&quot;0.104&quot; effect_res=&quot;0.152&quot; tgh=&quot;60&quot; /&gt;">
            <text:p>&lt;Stats level="63 " hp="9124 " atk="368 " spd="100 " def="830 " effect_hit="0.104" effect_res="0.152" tgh="60" /&gt;</text:p>
          </table:table-cell>
          <table:table-cell table:number-columns-repeated="7"/>
        </table:table-row>
        <table:table-row table:style-name="ro2">
          <table:table-cell office:value-type="string">
            <text:p>64 </text:p>
          </table:table-cell>
          <table:table-cell office:value-type="string">
            <text:p>9713 </text:p>
          </table:table-cell>
          <table:table-cell office:value-type="string">
            <text:p>377 </text:p>
          </table:table-cell>
          <table:table-cell office:value-type="string">
            <text:p>840 </text:p>
          </table:table-cell>
          <table:table-cell office:value-type="string">
            <text:p>100 </text:p>
          </table:table-cell>
          <table:table-cell table:style-name="ce2" office:value-type="string">
            <text:p>11.2% </text:p>
          </table:table-cell>
          <table:table-cell table:style-name="ce2" office:value-type="string">
            <text:p>15.6%</text:p>
          </table:table-cell>
          <table:table-cell table:formula="of:=&quot;&lt;Stats level=&quot;&quot;&quot;&amp;[.A65]&amp;&quot;&quot;&quot; hp=&quot;&quot;&quot;&amp;[.B65]&amp;&quot;&quot;&quot; atk=&quot;&quot;&quot;&amp;[.C65]&amp;&quot;&quot;&quot; spd=&quot;&quot;&quot;&amp;[.E65]&amp;&quot;&quot;&quot; def=&quot;&quot;&quot;&amp;[.D65]&amp;&quot;&quot;&quot; effect_hit=&quot;&quot;0.&quot;&amp;TRIM(SUBSTITUTE(SUBSTITUTE([.F65];&quot;%&quot;;&quot;&quot;);&quot;.&quot;;&quot;&quot;))&amp;&quot;&quot;&quot; effect_res=&quot;&quot;0.&quot;&amp;TRIM(SUBSTITUTE(SUBSTITUTE([.G65];&quot;%&quot;;&quot;&quot;);&quot;.&quot;;&quot;&quot;))&amp;&quot;&quot;&quot; tgh=&quot;&quot;&quot;&amp;[.$H$1]&amp;&quot;&quot;&quot; /&gt;&quot;" office:value-type="string" office:string-value="&lt;Stats level=&quot;64 &quot; hp=&quot;9713 &quot; atk=&quot;377 &quot; spd=&quot;100 &quot; def=&quot;840 &quot; effect_hit=&quot;0.112&quot; effect_res=&quot;0.156&quot; tgh=&quot;60&quot; /&gt;">
            <text:p>&lt;Stats level="64 " hp="9713 " atk="377 " spd="100 " def="840 " effect_hit="0.112" effect_res="0.156" tgh="60" /&gt;</text:p>
          </table:table-cell>
          <table:table-cell table:number-columns-repeated="7"/>
        </table:table-row>
        <table:table-row table:style-name="ro2">
          <table:table-cell office:value-type="string">
            <text:p>65 </text:p>
          </table:table-cell>
          <table:table-cell office:value-type="string">
            <text:p>10303 </text:p>
          </table:table-cell>
          <table:table-cell office:value-type="string">
            <text:p>387 </text:p>
          </table:table-cell>
          <table:table-cell office:value-type="string">
            <text:p>850 </text:p>
          </table:table-cell>
          <table:table-cell office:value-type="string">
            <text:p>110 </text:p>
          </table:table-cell>
          <table:table-cell office:value-type="string">
            <text:p>12% </text:p>
          </table:table-cell>
          <table:table-cell office:value-type="string">
            <text:p>16%</text:p>
          </table:table-cell>
          <table:table-cell table:formula="of:=&quot;&lt;Stats level=&quot;&quot;&quot;&amp;[.A66]&amp;&quot;&quot;&quot; hp=&quot;&quot;&quot;&amp;[.B66]&amp;&quot;&quot;&quot; atk=&quot;&quot;&quot;&amp;[.C66]&amp;&quot;&quot;&quot; spd=&quot;&quot;&quot;&amp;[.E66]&amp;&quot;&quot;&quot; def=&quot;&quot;&quot;&amp;[.D66]&amp;&quot;&quot;&quot; effect_hit=&quot;&quot;0.&quot;&amp;TRIM(SUBSTITUTE(SUBSTITUTE([.F66];&quot;%&quot;;&quot;&quot;);&quot;.&quot;;&quot;&quot;))&amp;&quot;&quot;&quot; effect_res=&quot;&quot;0.&quot;&amp;TRIM(SUBSTITUTE(SUBSTITUTE([.G66];&quot;%&quot;;&quot;&quot;);&quot;.&quot;;&quot;&quot;))&amp;&quot;&quot;&quot; tgh=&quot;&quot;&quot;&amp;[.$H$1]&amp;&quot;&quot;&quot; /&gt;&quot;" office:value-type="string" office:string-value="&lt;Stats level=&quot;65 &quot; hp=&quot;10303 &quot; atk=&quot;387 &quot; spd=&quot;110 &quot; def=&quot;850 &quot; effect_hit=&quot;0.12&quot; effect_res=&quot;0.16&quot; tgh=&quot;60&quot; /&gt;">
            <text:p>&lt;Stats level="65 " hp="10303 " atk="387 " spd="110 " def="850 " effect_hit="0.12" effect_res="0.16" tgh="60" /&gt;</text:p>
          </table:table-cell>
          <table:table-cell table:number-columns-repeated="7"/>
        </table:table-row>
        <table:table-row table:style-name="ro2">
          <table:table-cell office:value-type="string">
            <text:p>66 </text:p>
          </table:table-cell>
          <table:table-cell office:value-type="string">
            <text:p>10892 </text:p>
          </table:table-cell>
          <table:table-cell office:value-type="string">
            <text:p>397 </text:p>
          </table:table-cell>
          <table:table-cell office:value-type="string">
            <text:p>860 </text:p>
          </table:table-cell>
          <table:table-cell office:value-type="string">
            <text:p>110 </text:p>
          </table:table-cell>
          <table:table-cell table:style-name="ce2" office:value-type="string">
            <text:p>12.8% </text:p>
          </table:table-cell>
          <table:table-cell table:style-name="ce2" office:value-type="string">
            <text:p>16.4%</text:p>
          </table:table-cell>
          <table:table-cell table:formula="of:=&quot;&lt;Stats level=&quot;&quot;&quot;&amp;[.A67]&amp;&quot;&quot;&quot; hp=&quot;&quot;&quot;&amp;[.B67]&amp;&quot;&quot;&quot; atk=&quot;&quot;&quot;&amp;[.C67]&amp;&quot;&quot;&quot; spd=&quot;&quot;&quot;&amp;[.E67]&amp;&quot;&quot;&quot; def=&quot;&quot;&quot;&amp;[.D67]&amp;&quot;&quot;&quot; effect_hit=&quot;&quot;0.&quot;&amp;TRIM(SUBSTITUTE(SUBSTITUTE([.F67];&quot;%&quot;;&quot;&quot;);&quot;.&quot;;&quot;&quot;))&amp;&quot;&quot;&quot; effect_res=&quot;&quot;0.&quot;&amp;TRIM(SUBSTITUTE(SUBSTITUTE([.G67];&quot;%&quot;;&quot;&quot;);&quot;.&quot;;&quot;&quot;))&amp;&quot;&quot;&quot; tgh=&quot;&quot;&quot;&amp;[.$H$1]&amp;&quot;&quot;&quot; /&gt;&quot;" office:value-type="string" office:string-value="&lt;Stats level=&quot;66 &quot; hp=&quot;10892 &quot; atk=&quot;397 &quot; spd=&quot;110 &quot; def=&quot;860 &quot; effect_hit=&quot;0.128&quot; effect_res=&quot;0.164&quot; tgh=&quot;60&quot; /&gt;">
            <text:p>&lt;Stats level="66 " hp="10892 " atk="397 " spd="110 " def="860 " effect_hit="0.128" effect_res="0.164" tgh="60" /&gt;</text:p>
          </table:table-cell>
          <table:table-cell table:number-columns-repeated="7"/>
        </table:table-row>
        <table:table-row table:style-name="ro2">
          <table:table-cell office:value-type="string">
            <text:p>67 </text:p>
          </table:table-cell>
          <table:table-cell office:value-type="string">
            <text:p>11482 </text:p>
          </table:table-cell>
          <table:table-cell office:value-type="string">
            <text:p>407 </text:p>
          </table:table-cell>
          <table:table-cell office:value-type="string">
            <text:p>870 </text:p>
          </table:table-cell>
          <table:table-cell office:value-type="string">
            <text:p>110 </text:p>
          </table:table-cell>
          <table:table-cell table:style-name="ce2" office:value-type="string">
            <text:p>13.6% </text:p>
          </table:table-cell>
          <table:table-cell table:style-name="ce2" office:value-type="string">
            <text:p>16.8%</text:p>
          </table:table-cell>
          <table:table-cell table:formula="of:=&quot;&lt;Stats level=&quot;&quot;&quot;&amp;[.A68]&amp;&quot;&quot;&quot; hp=&quot;&quot;&quot;&amp;[.B68]&amp;&quot;&quot;&quot; atk=&quot;&quot;&quot;&amp;[.C68]&amp;&quot;&quot;&quot; spd=&quot;&quot;&quot;&amp;[.E68]&amp;&quot;&quot;&quot; def=&quot;&quot;&quot;&amp;[.D68]&amp;&quot;&quot;&quot; effect_hit=&quot;&quot;0.&quot;&amp;TRIM(SUBSTITUTE(SUBSTITUTE([.F68];&quot;%&quot;;&quot;&quot;);&quot;.&quot;;&quot;&quot;))&amp;&quot;&quot;&quot; effect_res=&quot;&quot;0.&quot;&amp;TRIM(SUBSTITUTE(SUBSTITUTE([.G68];&quot;%&quot;;&quot;&quot;);&quot;.&quot;;&quot;&quot;))&amp;&quot;&quot;&quot; tgh=&quot;&quot;&quot;&amp;[.$H$1]&amp;&quot;&quot;&quot; /&gt;&quot;" office:value-type="string" office:string-value="&lt;Stats level=&quot;67 &quot; hp=&quot;11482 &quot; atk=&quot;407 &quot; spd=&quot;110 &quot; def=&quot;870 &quot; effect_hit=&quot;0.136&quot; effect_res=&quot;0.168&quot; tgh=&quot;60&quot; /&gt;">
            <text:p>&lt;Stats level="67 " hp="11482 " atk="407 " spd="110 " def="870 " effect_hit="0.136" effect_res="0.168" tgh="60" /&gt;</text:p>
          </table:table-cell>
          <table:table-cell table:number-columns-repeated="7"/>
        </table:table-row>
        <table:table-row table:style-name="ro2">
          <table:table-cell office:value-type="string">
            <text:p>68 </text:p>
          </table:table-cell>
          <table:table-cell office:value-type="string">
            <text:p>12072 </text:p>
          </table:table-cell>
          <table:table-cell office:value-type="string">
            <text:p>416 </text:p>
          </table:table-cell>
          <table:table-cell office:value-type="string">
            <text:p>880 </text:p>
          </table:table-cell>
          <table:table-cell office:value-type="string">
            <text:p>110 </text:p>
          </table:table-cell>
          <table:table-cell table:style-name="ce2" office:value-type="string">
            <text:p>14.4% </text:p>
          </table:table-cell>
          <table:table-cell table:style-name="ce2" office:value-type="string">
            <text:p>17.2%</text:p>
          </table:table-cell>
          <table:table-cell table:formula="of:=&quot;&lt;Stats level=&quot;&quot;&quot;&amp;[.A69]&amp;&quot;&quot;&quot; hp=&quot;&quot;&quot;&amp;[.B69]&amp;&quot;&quot;&quot; atk=&quot;&quot;&quot;&amp;[.C69]&amp;&quot;&quot;&quot; spd=&quot;&quot;&quot;&amp;[.E69]&amp;&quot;&quot;&quot; def=&quot;&quot;&quot;&amp;[.D69]&amp;&quot;&quot;&quot; effect_hit=&quot;&quot;0.&quot;&amp;TRIM(SUBSTITUTE(SUBSTITUTE([.F69];&quot;%&quot;;&quot;&quot;);&quot;.&quot;;&quot;&quot;))&amp;&quot;&quot;&quot; effect_res=&quot;&quot;0.&quot;&amp;TRIM(SUBSTITUTE(SUBSTITUTE([.G69];&quot;%&quot;;&quot;&quot;);&quot;.&quot;;&quot;&quot;))&amp;&quot;&quot;&quot; tgh=&quot;&quot;&quot;&amp;[.$H$1]&amp;&quot;&quot;&quot; /&gt;&quot;" office:value-type="string" office:string-value="&lt;Stats level=&quot;68 &quot; hp=&quot;12072 &quot; atk=&quot;416 &quot; spd=&quot;110 &quot; def=&quot;880 &quot; effect_hit=&quot;0.144&quot; effect_res=&quot;0.172&quot; tgh=&quot;60&quot; /&gt;">
            <text:p>&lt;Stats level="68 " hp="12072 " atk="416 " spd="110 " def="880 " effect_hit="0.144" effect_res="0.172" tgh="60" /&gt;</text:p>
          </table:table-cell>
          <table:table-cell table:number-columns-repeated="7"/>
        </table:table-row>
        <table:table-row table:style-name="ro2">
          <table:table-cell office:value-type="string">
            <text:p>69 </text:p>
          </table:table-cell>
          <table:table-cell office:value-type="string">
            <text:p>12661 </text:p>
          </table:table-cell>
          <table:table-cell office:value-type="string">
            <text:p>426 </text:p>
          </table:table-cell>
          <table:table-cell office:value-type="string">
            <text:p>890 </text:p>
          </table:table-cell>
          <table:table-cell office:value-type="string">
            <text:p>110 </text:p>
          </table:table-cell>
          <table:table-cell table:style-name="ce2" office:value-type="string">
            <text:p>15.2% </text:p>
          </table:table-cell>
          <table:table-cell table:style-name="ce2" office:value-type="string">
            <text:p>17.6%</text:p>
          </table:table-cell>
          <table:table-cell table:formula="of:=&quot;&lt;Stats level=&quot;&quot;&quot;&amp;[.A70]&amp;&quot;&quot;&quot; hp=&quot;&quot;&quot;&amp;[.B70]&amp;&quot;&quot;&quot; atk=&quot;&quot;&quot;&amp;[.C70]&amp;&quot;&quot;&quot; spd=&quot;&quot;&quot;&amp;[.E70]&amp;&quot;&quot;&quot; def=&quot;&quot;&quot;&amp;[.D70]&amp;&quot;&quot;&quot; effect_hit=&quot;&quot;0.&quot;&amp;TRIM(SUBSTITUTE(SUBSTITUTE([.F70];&quot;%&quot;;&quot;&quot;);&quot;.&quot;;&quot;&quot;))&amp;&quot;&quot;&quot; effect_res=&quot;&quot;0.&quot;&amp;TRIM(SUBSTITUTE(SUBSTITUTE([.G70];&quot;%&quot;;&quot;&quot;);&quot;.&quot;;&quot;&quot;))&amp;&quot;&quot;&quot; tgh=&quot;&quot;&quot;&amp;[.$H$1]&amp;&quot;&quot;&quot; /&gt;&quot;" office:value-type="string" office:string-value="&lt;Stats level=&quot;69 &quot; hp=&quot;12661 &quot; atk=&quot;426 &quot; spd=&quot;110 &quot; def=&quot;890 &quot; effect_hit=&quot;0.152&quot; effect_res=&quot;0.176&quot; tgh=&quot;60&quot; /&gt;">
            <text:p>&lt;Stats level="69 " hp="12661 " atk="426 " spd="110 " def="890 " effect_hit="0.152" effect_res="0.176" tgh="60" /&gt;</text:p>
          </table:table-cell>
          <table:table-cell table:number-columns-repeated="7"/>
        </table:table-row>
        <table:table-row table:style-name="ro2">
          <table:table-cell office:value-type="string">
            <text:p>70 </text:p>
          </table:table-cell>
          <table:table-cell office:value-type="string">
            <text:p>13251 </text:p>
          </table:table-cell>
          <table:table-cell office:value-type="string">
            <text:p>436 </text:p>
          </table:table-cell>
          <table:table-cell office:value-type="string">
            <text:p>900 </text:p>
          </table:table-cell>
          <table:table-cell office:value-type="string">
            <text:p>110 </text:p>
          </table:table-cell>
          <table:table-cell office:value-type="string">
            <text:p>16% </text:p>
          </table:table-cell>
          <table:table-cell office:value-type="string">
            <text:p>18%</text:p>
          </table:table-cell>
          <table:table-cell table:formula="of:=&quot;&lt;Stats level=&quot;&quot;&quot;&amp;[.A71]&amp;&quot;&quot;&quot; hp=&quot;&quot;&quot;&amp;[.B71]&amp;&quot;&quot;&quot; atk=&quot;&quot;&quot;&amp;[.C71]&amp;&quot;&quot;&quot; spd=&quot;&quot;&quot;&amp;[.E71]&amp;&quot;&quot;&quot; def=&quot;&quot;&quot;&amp;[.D71]&amp;&quot;&quot;&quot; effect_hit=&quot;&quot;0.&quot;&amp;TRIM(SUBSTITUTE(SUBSTITUTE([.F71];&quot;%&quot;;&quot;&quot;);&quot;.&quot;;&quot;&quot;))&amp;&quot;&quot;&quot; effect_res=&quot;&quot;0.&quot;&amp;TRIM(SUBSTITUTE(SUBSTITUTE([.G71];&quot;%&quot;;&quot;&quot;);&quot;.&quot;;&quot;&quot;))&amp;&quot;&quot;&quot; tgh=&quot;&quot;&quot;&amp;[.$H$1]&amp;&quot;&quot;&quot; /&gt;&quot;" office:value-type="string" office:string-value="&lt;Stats level=&quot;70 &quot; hp=&quot;13251 &quot; atk=&quot;436 &quot; spd=&quot;110 &quot; def=&quot;900 &quot; effect_hit=&quot;0.16&quot; effect_res=&quot;0.18&quot; tgh=&quot;60&quot; /&gt;">
            <text:p>&lt;Stats level="70 " hp="13251 " atk="436 " spd="110 " def="900 " effect_hit="0.16" effect_res="0.18" tgh="60" /&gt;</text:p>
          </table:table-cell>
          <table:table-cell table:number-columns-repeated="7"/>
        </table:table-row>
        <table:table-row table:style-name="ro2">
          <table:table-cell office:value-type="string">
            <text:p>71 </text:p>
          </table:table-cell>
          <table:table-cell office:value-type="string">
            <text:p>13990 </text:p>
          </table:table-cell>
          <table:table-cell office:value-type="string">
            <text:p>447 </text:p>
          </table:table-cell>
          <table:table-cell office:value-type="string">
            <text:p>910 </text:p>
          </table:table-cell>
          <table:table-cell office:value-type="string">
            <text:p>110 </text:p>
          </table:table-cell>
          <table:table-cell table:style-name="ce2" office:value-type="string">
            <text:p>16.8% </text:p>
          </table:table-cell>
          <table:table-cell table:style-name="ce2" office:value-type="string">
            <text:p>18.4%</text:p>
          </table:table-cell>
          <table:table-cell table:formula="of:=&quot;&lt;Stats level=&quot;&quot;&quot;&amp;[.A72]&amp;&quot;&quot;&quot; hp=&quot;&quot;&quot;&amp;[.B72]&amp;&quot;&quot;&quot; atk=&quot;&quot;&quot;&amp;[.C72]&amp;&quot;&quot;&quot; spd=&quot;&quot;&quot;&amp;[.E72]&amp;&quot;&quot;&quot; def=&quot;&quot;&quot;&amp;[.D72]&amp;&quot;&quot;&quot; effect_hit=&quot;&quot;0.&quot;&amp;TRIM(SUBSTITUTE(SUBSTITUTE([.F72];&quot;%&quot;;&quot;&quot;);&quot;.&quot;;&quot;&quot;))&amp;&quot;&quot;&quot; effect_res=&quot;&quot;0.&quot;&amp;TRIM(SUBSTITUTE(SUBSTITUTE([.G72];&quot;%&quot;;&quot;&quot;);&quot;.&quot;;&quot;&quot;))&amp;&quot;&quot;&quot; tgh=&quot;&quot;&quot;&amp;[.$H$1]&amp;&quot;&quot;&quot; /&gt;&quot;" office:value-type="string" office:string-value="&lt;Stats level=&quot;71 &quot; hp=&quot;13990 &quot; atk=&quot;447 &quot; spd=&quot;110 &quot; def=&quot;910 &quot; effect_hit=&quot;0.168&quot; effect_res=&quot;0.184&quot; tgh=&quot;60&quot; /&gt;">
            <text:p>&lt;Stats level="71 " hp="13990 " atk="447 " spd="110 " def="910 " effect_hit="0.168" effect_res="0.184" tgh="60" /&gt;</text:p>
          </table:table-cell>
          <table:table-cell table:number-columns-repeated="7"/>
        </table:table-row>
        <table:table-row table:style-name="ro2">
          <table:table-cell office:value-type="string">
            <text:p>72 </text:p>
          </table:table-cell>
          <table:table-cell office:value-type="string">
            <text:p>14730 </text:p>
          </table:table-cell>
          <table:table-cell office:value-type="string">
            <text:p>459 </text:p>
          </table:table-cell>
          <table:table-cell office:value-type="string">
            <text:p>920 </text:p>
          </table:table-cell>
          <table:table-cell office:value-type="string">
            <text:p>110 </text:p>
          </table:table-cell>
          <table:table-cell table:style-name="ce2" office:value-type="string">
            <text:p>17.6% </text:p>
          </table:table-cell>
          <table:table-cell table:style-name="ce2" office:value-type="string">
            <text:p>18.8%</text:p>
          </table:table-cell>
          <table:table-cell table:formula="of:=&quot;&lt;Stats level=&quot;&quot;&quot;&amp;[.A73]&amp;&quot;&quot;&quot; hp=&quot;&quot;&quot;&amp;[.B73]&amp;&quot;&quot;&quot; atk=&quot;&quot;&quot;&amp;[.C73]&amp;&quot;&quot;&quot; spd=&quot;&quot;&quot;&amp;[.E73]&amp;&quot;&quot;&quot; def=&quot;&quot;&quot;&amp;[.D73]&amp;&quot;&quot;&quot; effect_hit=&quot;&quot;0.&quot;&amp;TRIM(SUBSTITUTE(SUBSTITUTE([.F73];&quot;%&quot;;&quot;&quot;);&quot;.&quot;;&quot;&quot;))&amp;&quot;&quot;&quot; effect_res=&quot;&quot;0.&quot;&amp;TRIM(SUBSTITUTE(SUBSTITUTE([.G73];&quot;%&quot;;&quot;&quot;);&quot;.&quot;;&quot;&quot;))&amp;&quot;&quot;&quot; tgh=&quot;&quot;&quot;&amp;[.$H$1]&amp;&quot;&quot;&quot; /&gt;&quot;" office:value-type="string" office:string-value="&lt;Stats level=&quot;72 &quot; hp=&quot;14730 &quot; atk=&quot;459 &quot; spd=&quot;110 &quot; def=&quot;920 &quot; effect_hit=&quot;0.176&quot; effect_res=&quot;0.188&quot; tgh=&quot;60&quot; /&gt;">
            <text:p>&lt;Stats level="72 " hp="14730 " atk="459 " spd="110 " def="920 " effect_hit="0.176" effect_res="0.188" tgh="60" /&gt;</text:p>
          </table:table-cell>
          <table:table-cell table:number-columns-repeated="7"/>
        </table:table-row>
        <table:table-row table:style-name="ro2">
          <table:table-cell office:value-type="string">
            <text:p>73 </text:p>
          </table:table-cell>
          <table:table-cell office:value-type="string">
            <text:p>15470 </text:p>
          </table:table-cell>
          <table:table-cell office:value-type="string">
            <text:p>471 </text:p>
          </table:table-cell>
          <table:table-cell office:value-type="string">
            <text:p>930 </text:p>
          </table:table-cell>
          <table:table-cell office:value-type="string">
            <text:p>110 </text:p>
          </table:table-cell>
          <table:table-cell table:style-name="ce2" office:value-type="string">
            <text:p>18.4% </text:p>
          </table:table-cell>
          <table:table-cell table:style-name="ce2" office:value-type="string">
            <text:p>19.2%</text:p>
          </table:table-cell>
          <table:table-cell table:formula="of:=&quot;&lt;Stats level=&quot;&quot;&quot;&amp;[.A74]&amp;&quot;&quot;&quot; hp=&quot;&quot;&quot;&amp;[.B74]&amp;&quot;&quot;&quot; atk=&quot;&quot;&quot;&amp;[.C74]&amp;&quot;&quot;&quot; spd=&quot;&quot;&quot;&amp;[.E74]&amp;&quot;&quot;&quot; def=&quot;&quot;&quot;&amp;[.D74]&amp;&quot;&quot;&quot; effect_hit=&quot;&quot;0.&quot;&amp;TRIM(SUBSTITUTE(SUBSTITUTE([.F74];&quot;%&quot;;&quot;&quot;);&quot;.&quot;;&quot;&quot;))&amp;&quot;&quot;&quot; effect_res=&quot;&quot;0.&quot;&amp;TRIM(SUBSTITUTE(SUBSTITUTE([.G74];&quot;%&quot;;&quot;&quot;);&quot;.&quot;;&quot;&quot;))&amp;&quot;&quot;&quot; tgh=&quot;&quot;&quot;&amp;[.$H$1]&amp;&quot;&quot;&quot; /&gt;&quot;" office:value-type="string" office:string-value="&lt;Stats level=&quot;73 &quot; hp=&quot;15470 &quot; atk=&quot;471 &quot; spd=&quot;110 &quot; def=&quot;930 &quot; effect_hit=&quot;0.184&quot; effect_res=&quot;0.192&quot; tgh=&quot;60&quot; /&gt;">
            <text:p>&lt;Stats level="73 " hp="15470 " atk="471 " spd="110 " def="930 " effect_hit="0.184" effect_res="0.192" tgh="60" /&gt;</text:p>
          </table:table-cell>
          <table:table-cell table:number-columns-repeated="7"/>
        </table:table-row>
        <table:table-row table:style-name="ro2">
          <table:table-cell office:value-type="string">
            <text:p>74 </text:p>
          </table:table-cell>
          <table:table-cell office:value-type="string">
            <text:p>16209 </text:p>
          </table:table-cell>
          <table:table-cell office:value-type="string">
            <text:p>482 </text:p>
          </table:table-cell>
          <table:table-cell office:value-type="string">
            <text:p>940 </text:p>
          </table:table-cell>
          <table:table-cell office:value-type="string">
            <text:p>110 </text:p>
          </table:table-cell>
          <table:table-cell table:style-name="ce2" office:value-type="string">
            <text:p>19.2% </text:p>
          </table:table-cell>
          <table:table-cell table:style-name="ce2" office:value-type="string">
            <text:p>19.6%</text:p>
          </table:table-cell>
          <table:table-cell table:formula="of:=&quot;&lt;Stats level=&quot;&quot;&quot;&amp;[.A75]&amp;&quot;&quot;&quot; hp=&quot;&quot;&quot;&amp;[.B75]&amp;&quot;&quot;&quot; atk=&quot;&quot;&quot;&amp;[.C75]&amp;&quot;&quot;&quot; spd=&quot;&quot;&quot;&amp;[.E75]&amp;&quot;&quot;&quot; def=&quot;&quot;&quot;&amp;[.D75]&amp;&quot;&quot;&quot; effect_hit=&quot;&quot;0.&quot;&amp;TRIM(SUBSTITUTE(SUBSTITUTE([.F75];&quot;%&quot;;&quot;&quot;);&quot;.&quot;;&quot;&quot;))&amp;&quot;&quot;&quot; effect_res=&quot;&quot;0.&quot;&amp;TRIM(SUBSTITUTE(SUBSTITUTE([.G75];&quot;%&quot;;&quot;&quot;);&quot;.&quot;;&quot;&quot;))&amp;&quot;&quot;&quot; tgh=&quot;&quot;&quot;&amp;[.$H$1]&amp;&quot;&quot;&quot; /&gt;&quot;" office:value-type="string" office:string-value="&lt;Stats level=&quot;74 &quot; hp=&quot;16209 &quot; atk=&quot;482 &quot; spd=&quot;110 &quot; def=&quot;940 &quot; effect_hit=&quot;0.192&quot; effect_res=&quot;0.196&quot; tgh=&quot;60&quot; /&gt;">
            <text:p>&lt;Stats level="74 " hp="16209 " atk="482 " spd="110 " def="940 " effect_hit="0.192" effect_res="0.196" tgh="60" /&gt;</text:p>
          </table:table-cell>
          <table:table-cell table:number-columns-repeated="7"/>
        </table:table-row>
        <table:table-row table:style-name="ro2">
          <table:table-cell office:value-type="string">
            <text:p>75 </text:p>
          </table:table-cell>
          <table:table-cell office:value-type="string">
            <text:p>16949 </text:p>
          </table:table-cell>
          <table:table-cell office:value-type="string">
            <text:p>494 </text:p>
          </table:table-cell>
          <table:table-cell office:value-type="string">
            <text:p>950 </text:p>
          </table:table-cell>
          <table:table-cell office:value-type="string">
            <text:p>110 </text:p>
          </table:table-cell>
          <table:table-cell office:value-type="string">
            <text:p>20% </text:p>
          </table:table-cell>
          <table:table-cell office:value-type="string">
            <text:p>20%</text:p>
          </table:table-cell>
          <table:table-cell table:formula="of:=&quot;&lt;Stats level=&quot;&quot;&quot;&amp;[.A76]&amp;&quot;&quot;&quot; hp=&quot;&quot;&quot;&amp;[.B76]&amp;&quot;&quot;&quot; atk=&quot;&quot;&quot;&amp;[.C76]&amp;&quot;&quot;&quot; spd=&quot;&quot;&quot;&amp;[.E76]&amp;&quot;&quot;&quot; def=&quot;&quot;&quot;&amp;[.D76]&amp;&quot;&quot;&quot; effect_hit=&quot;&quot;0.&quot;&amp;TRIM(SUBSTITUTE(SUBSTITUTE([.F76];&quot;%&quot;;&quot;&quot;);&quot;.&quot;;&quot;&quot;))&amp;&quot;&quot;&quot; effect_res=&quot;&quot;0.&quot;&amp;TRIM(SUBSTITUTE(SUBSTITUTE([.G76];&quot;%&quot;;&quot;&quot;);&quot;.&quot;;&quot;&quot;))&amp;&quot;&quot;&quot; tgh=&quot;&quot;&quot;&amp;[.$H$1]&amp;&quot;&quot;&quot; /&gt;&quot;" office:value-type="string" office:string-value="&lt;Stats level=&quot;75 &quot; hp=&quot;16949 &quot; atk=&quot;494 &quot; spd=&quot;110 &quot; def=&quot;950 &quot; effect_hit=&quot;0.20&quot; effect_res=&quot;0.20&quot; tgh=&quot;60&quot; /&gt;">
            <text:p>&lt;Stats level="75 " hp="16949 " atk="494 " spd="110 " def="950 " effect_hit="0.2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6 </text:p>
          </table:table-cell>
          <table:table-cell office:value-type="string">
            <text:p>17689 </text:p>
          </table:table-cell>
          <table:table-cell office:value-type="string">
            <text:p>506 </text:p>
          </table:table-cell>
          <table:table-cell office:value-type="string">
            <text:p>960 </text:p>
          </table:table-cell>
          <table:table-cell office:value-type="string">
            <text:p>110 </text:p>
          </table:table-cell>
          <table:table-cell table:style-name="ce2" office:value-type="string">
            <text:p>20.8% </text:p>
          </table:table-cell>
          <table:table-cell office:value-type="string">
            <text:p>20%</text:p>
          </table:table-cell>
          <table:table-cell table:formula="of:=&quot;&lt;Stats level=&quot;&quot;&quot;&amp;[.A77]&amp;&quot;&quot;&quot; hp=&quot;&quot;&quot;&amp;[.B77]&amp;&quot;&quot;&quot; atk=&quot;&quot;&quot;&amp;[.C77]&amp;&quot;&quot;&quot; spd=&quot;&quot;&quot;&amp;[.E77]&amp;&quot;&quot;&quot; def=&quot;&quot;&quot;&amp;[.D77]&amp;&quot;&quot;&quot; effect_hit=&quot;&quot;0.&quot;&amp;TRIM(SUBSTITUTE(SUBSTITUTE([.F77];&quot;%&quot;;&quot;&quot;);&quot;.&quot;;&quot;&quot;))&amp;&quot;&quot;&quot; effect_res=&quot;&quot;0.&quot;&amp;TRIM(SUBSTITUTE(SUBSTITUTE([.G77];&quot;%&quot;;&quot;&quot;);&quot;.&quot;;&quot;&quot;))&amp;&quot;&quot;&quot; tgh=&quot;&quot;&quot;&amp;[.$H$1]&amp;&quot;&quot;&quot; /&gt;&quot;" office:value-type="string" office:string-value="&lt;Stats level=&quot;76 &quot; hp=&quot;17689 &quot; atk=&quot;506 &quot; spd=&quot;110 &quot; def=&quot;960 &quot; effect_hit=&quot;0.208&quot; effect_res=&quot;0.20&quot; tgh=&quot;60&quot; /&gt;">
            <text:p>&lt;Stats level="76 " hp="17689 " atk="506 " spd="110 " def="960 " effect_hit="0.20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7 </text:p>
          </table:table-cell>
          <table:table-cell office:value-type="string">
            <text:p>18428 </text:p>
          </table:table-cell>
          <table:table-cell office:value-type="string">
            <text:p>517 </text:p>
          </table:table-cell>
          <table:table-cell office:value-type="string">
            <text:p>970 </text:p>
          </table:table-cell>
          <table:table-cell office:value-type="string">
            <text:p>110 </text:p>
          </table:table-cell>
          <table:table-cell table:style-name="ce2" office:value-type="string">
            <text:p>21.6% </text:p>
          </table:table-cell>
          <table:table-cell office:value-type="string">
            <text:p>20%</text:p>
          </table:table-cell>
          <table:table-cell table:formula="of:=&quot;&lt;Stats level=&quot;&quot;&quot;&amp;[.A78]&amp;&quot;&quot;&quot; hp=&quot;&quot;&quot;&amp;[.B78]&amp;&quot;&quot;&quot; atk=&quot;&quot;&quot;&amp;[.C78]&amp;&quot;&quot;&quot; spd=&quot;&quot;&quot;&amp;[.E78]&amp;&quot;&quot;&quot; def=&quot;&quot;&quot;&amp;[.D78]&amp;&quot;&quot;&quot; effect_hit=&quot;&quot;0.&quot;&amp;TRIM(SUBSTITUTE(SUBSTITUTE([.F78];&quot;%&quot;;&quot;&quot;);&quot;.&quot;;&quot;&quot;))&amp;&quot;&quot;&quot; effect_res=&quot;&quot;0.&quot;&amp;TRIM(SUBSTITUTE(SUBSTITUTE([.G78];&quot;%&quot;;&quot;&quot;);&quot;.&quot;;&quot;&quot;))&amp;&quot;&quot;&quot; tgh=&quot;&quot;&quot;&amp;[.$H$1]&amp;&quot;&quot;&quot; /&gt;&quot;" office:value-type="string" office:string-value="&lt;Stats level=&quot;77 &quot; hp=&quot;18428 &quot; atk=&quot;517 &quot; spd=&quot;110 &quot; def=&quot;970 &quot; effect_hit=&quot;0.216&quot; effect_res=&quot;0.20&quot; tgh=&quot;60&quot; /&gt;">
            <text:p>&lt;Stats level="77 " hp="18428 " atk="517 " spd="110 " def="970 " effect_hit="0.21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8 </text:p>
          </table:table-cell>
          <table:table-cell office:value-type="string">
            <text:p>19168 </text:p>
          </table:table-cell>
          <table:table-cell office:value-type="string">
            <text:p>529 </text:p>
          </table:table-cell>
          <table:table-cell office:value-type="string">
            <text:p>980 </text:p>
          </table:table-cell>
          <table:table-cell office:value-type="string">
            <text:p>120 </text:p>
          </table:table-cell>
          <table:table-cell table:style-name="ce2" office:value-type="string">
            <text:p>22.4% </text:p>
          </table:table-cell>
          <table:table-cell office:value-type="string">
            <text:p>20%</text:p>
          </table:table-cell>
          <table:table-cell table:formula="of:=&quot;&lt;Stats level=&quot;&quot;&quot;&amp;[.A79]&amp;&quot;&quot;&quot; hp=&quot;&quot;&quot;&amp;[.B79]&amp;&quot;&quot;&quot; atk=&quot;&quot;&quot;&amp;[.C79]&amp;&quot;&quot;&quot; spd=&quot;&quot;&quot;&amp;[.E79]&amp;&quot;&quot;&quot; def=&quot;&quot;&quot;&amp;[.D79]&amp;&quot;&quot;&quot; effect_hit=&quot;&quot;0.&quot;&amp;TRIM(SUBSTITUTE(SUBSTITUTE([.F79];&quot;%&quot;;&quot;&quot;);&quot;.&quot;;&quot;&quot;))&amp;&quot;&quot;&quot; effect_res=&quot;&quot;0.&quot;&amp;TRIM(SUBSTITUTE(SUBSTITUTE([.G79];&quot;%&quot;;&quot;&quot;);&quot;.&quot;;&quot;&quot;))&amp;&quot;&quot;&quot; tgh=&quot;&quot;&quot;&amp;[.$H$1]&amp;&quot;&quot;&quot; /&gt;&quot;" office:value-type="string" office:string-value="&lt;Stats level=&quot;78 &quot; hp=&quot;19168 &quot; atk=&quot;529 &quot; spd=&quot;120 &quot; def=&quot;980 &quot; effect_hit=&quot;0.224&quot; effect_res=&quot;0.20&quot; tgh=&quot;60&quot; /&gt;">
            <text:p>&lt;Stats level="78 " hp="19168 " atk="529 " spd="120 " def="980 " effect_hit="0.22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9 </text:p>
          </table:table-cell>
          <table:table-cell office:value-type="string">
            <text:p>19908 </text:p>
          </table:table-cell>
          <table:table-cell office:value-type="string">
            <text:p>541 </text:p>
          </table:table-cell>
          <table:table-cell office:value-type="string">
            <text:p>990 </text:p>
          </table:table-cell>
          <table:table-cell office:value-type="string">
            <text:p>120 </text:p>
          </table:table-cell>
          <table:table-cell table:style-name="ce2" office:value-type="string">
            <text:p>23.2% </text:p>
          </table:table-cell>
          <table:table-cell office:value-type="string">
            <text:p>20%</text:p>
          </table:table-cell>
          <table:table-cell table:formula="of:=&quot;&lt;Stats level=&quot;&quot;&quot;&amp;[.A80]&amp;&quot;&quot;&quot; hp=&quot;&quot;&quot;&amp;[.B80]&amp;&quot;&quot;&quot; atk=&quot;&quot;&quot;&amp;[.C80]&amp;&quot;&quot;&quot; spd=&quot;&quot;&quot;&amp;[.E80]&amp;&quot;&quot;&quot; def=&quot;&quot;&quot;&amp;[.D80]&amp;&quot;&quot;&quot; effect_hit=&quot;&quot;0.&quot;&amp;TRIM(SUBSTITUTE(SUBSTITUTE([.F80];&quot;%&quot;;&quot;&quot;);&quot;.&quot;;&quot;&quot;))&amp;&quot;&quot;&quot; effect_res=&quot;&quot;0.&quot;&amp;TRIM(SUBSTITUTE(SUBSTITUTE([.G80];&quot;%&quot;;&quot;&quot;);&quot;.&quot;;&quot;&quot;))&amp;&quot;&quot;&quot; tgh=&quot;&quot;&quot;&amp;[.$H$1]&amp;&quot;&quot;&quot; /&gt;&quot;" office:value-type="string" office:string-value="&lt;Stats level=&quot;79 &quot; hp=&quot;19908 &quot; atk=&quot;541 &quot; spd=&quot;120 &quot; def=&quot;990 &quot; effect_hit=&quot;0.232&quot; effect_res=&quot;0.20&quot; tgh=&quot;60&quot; /&gt;">
            <text:p>&lt;Stats level="79 " hp="19908 " atk="541 " spd="120 " def="990 " effect_hit="0.23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0 </text:p>
          </table:table-cell>
          <table:table-cell office:value-type="string">
            <text:p>20648 </text:p>
          </table:table-cell>
          <table:table-cell office:value-type="string">
            <text:p>552 </text:p>
          </table:table-cell>
          <table:table-cell office:value-type="string">
            <text:p>1000 </text:p>
          </table:table-cell>
          <table:table-cell office:value-type="string">
            <text:p>120 </text:p>
          </table:table-cell>
          <table:table-cell office:value-type="string">
            <text:p>24% </text:p>
          </table:table-cell>
          <table:table-cell office:value-type="string">
            <text:p>20%</text:p>
          </table:table-cell>
          <table:table-cell table:formula="of:=&quot;&lt;Stats level=&quot;&quot;&quot;&amp;[.A81]&amp;&quot;&quot;&quot; hp=&quot;&quot;&quot;&amp;[.B81]&amp;&quot;&quot;&quot; atk=&quot;&quot;&quot;&amp;[.C81]&amp;&quot;&quot;&quot; spd=&quot;&quot;&quot;&amp;[.E81]&amp;&quot;&quot;&quot; def=&quot;&quot;&quot;&amp;[.D81]&amp;&quot;&quot;&quot; effect_hit=&quot;&quot;0.&quot;&amp;TRIM(SUBSTITUTE(SUBSTITUTE([.F81];&quot;%&quot;;&quot;&quot;);&quot;.&quot;;&quot;&quot;))&amp;&quot;&quot;&quot; effect_res=&quot;&quot;0.&quot;&amp;TRIM(SUBSTITUTE(SUBSTITUTE([.G81];&quot;%&quot;;&quot;&quot;);&quot;.&quot;;&quot;&quot;))&amp;&quot;&quot;&quot; tgh=&quot;&quot;&quot;&amp;[.$H$1]&amp;&quot;&quot;&quot; /&gt;&quot;" office:value-type="string" office:string-value="&lt;Stats level=&quot;80 &quot; hp=&quot;20648 &quot; atk=&quot;552 &quot; spd=&quot;120 &quot; def=&quot;1000 &quot; effect_hit=&quot;0.24&quot; effect_res=&quot;0.20&quot; tgh=&quot;60&quot; /&gt;">
            <text:p>&lt;Stats level="80 " hp="20648 " atk="552 " spd="120 " def="1000 " effect_hit="0.2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1 </text:p>
          </table:table-cell>
          <table:table-cell office:value-type="string">
            <text:p>21690 </text:p>
          </table:table-cell>
          <table:table-cell office:value-type="string">
            <text:p>563 </text:p>
          </table:table-cell>
          <table:table-cell office:value-type="string">
            <text:p>1010 </text:p>
          </table:table-cell>
          <table:table-cell office:value-type="string">
            <text:p>120 </text:p>
          </table:table-cell>
          <table:table-cell table:style-name="ce2" office:value-type="string">
            <text:p>24.8% </text:p>
          </table:table-cell>
          <table:table-cell office:value-type="string">
            <text:p>20%</text:p>
          </table:table-cell>
          <table:table-cell table:formula="of:=&quot;&lt;Stats level=&quot;&quot;&quot;&amp;[.A82]&amp;&quot;&quot;&quot; hp=&quot;&quot;&quot;&amp;[.B82]&amp;&quot;&quot;&quot; atk=&quot;&quot;&quot;&amp;[.C82]&amp;&quot;&quot;&quot; spd=&quot;&quot;&quot;&amp;[.E82]&amp;&quot;&quot;&quot; def=&quot;&quot;&quot;&amp;[.D82]&amp;&quot;&quot;&quot; effect_hit=&quot;&quot;0.&quot;&amp;TRIM(SUBSTITUTE(SUBSTITUTE([.F82];&quot;%&quot;;&quot;&quot;);&quot;.&quot;;&quot;&quot;))&amp;&quot;&quot;&quot; effect_res=&quot;&quot;0.&quot;&amp;TRIM(SUBSTITUTE(SUBSTITUTE([.G82];&quot;%&quot;;&quot;&quot;);&quot;.&quot;;&quot;&quot;))&amp;&quot;&quot;&quot; tgh=&quot;&quot;&quot;&amp;[.$H$1]&amp;&quot;&quot;&quot; /&gt;&quot;" office:value-type="string" office:string-value="&lt;Stats level=&quot;81 &quot; hp=&quot;21690 &quot; atk=&quot;563 &quot; spd=&quot;120 &quot; def=&quot;1010 &quot; effect_hit=&quot;0.248&quot; effect_res=&quot;0.20&quot; tgh=&quot;60&quot; /&gt;">
            <text:p>&lt;Stats level="81 " hp="21690 " atk="563 " spd="120 " def="1010 " effect_hit="0.24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2 </text:p>
          </table:table-cell>
          <table:table-cell office:value-type="string">
            <text:p>22772 </text:p>
          </table:table-cell>
          <table:table-cell office:value-type="string">
            <text:p>574 </text:p>
          </table:table-cell>
          <table:table-cell office:value-type="string">
            <text:p>1020 </text:p>
          </table:table-cell>
          <table:table-cell office:value-type="string">
            <text:p>120 </text:p>
          </table:table-cell>
          <table:table-cell table:style-name="ce2" office:value-type="string">
            <text:p>25.6% </text:p>
          </table:table-cell>
          <table:table-cell office:value-type="string">
            <text:p>20%</text:p>
          </table:table-cell>
          <table:table-cell table:formula="of:=&quot;&lt;Stats level=&quot;&quot;&quot;&amp;[.A83]&amp;&quot;&quot;&quot; hp=&quot;&quot;&quot;&amp;[.B83]&amp;&quot;&quot;&quot; atk=&quot;&quot;&quot;&amp;[.C83]&amp;&quot;&quot;&quot; spd=&quot;&quot;&quot;&amp;[.E83]&amp;&quot;&quot;&quot; def=&quot;&quot;&quot;&amp;[.D83]&amp;&quot;&quot;&quot; effect_hit=&quot;&quot;0.&quot;&amp;TRIM(SUBSTITUTE(SUBSTITUTE([.F83];&quot;%&quot;;&quot;&quot;);&quot;.&quot;;&quot;&quot;))&amp;&quot;&quot;&quot; effect_res=&quot;&quot;0.&quot;&amp;TRIM(SUBSTITUTE(SUBSTITUTE([.G83];&quot;%&quot;;&quot;&quot;);&quot;.&quot;;&quot;&quot;))&amp;&quot;&quot;&quot; tgh=&quot;&quot;&quot;&amp;[.$H$1]&amp;&quot;&quot;&quot; /&gt;&quot;" office:value-type="string" office:string-value="&lt;Stats level=&quot;82 &quot; hp=&quot;22772 &quot; atk=&quot;574 &quot; spd=&quot;120 &quot; def=&quot;1020 &quot; effect_hit=&quot;0.256&quot; effect_res=&quot;0.20&quot; tgh=&quot;60&quot; /&gt;">
            <text:p>&lt;Stats level="82 " hp="22772 " atk="574 " spd="120 " def="1020 " effect_hit="0.25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3 </text:p>
          </table:table-cell>
          <table:table-cell office:value-type="string">
            <text:p>23894 </text:p>
          </table:table-cell>
          <table:table-cell office:value-type="string">
            <text:p>585 </text:p>
          </table:table-cell>
          <table:table-cell office:value-type="string">
            <text:p>1030 </text:p>
          </table:table-cell>
          <table:table-cell office:value-type="string">
            <text:p>120 </text:p>
          </table:table-cell>
          <table:table-cell table:style-name="ce2" office:value-type="string">
            <text:p>26.4% </text:p>
          </table:table-cell>
          <table:table-cell office:value-type="string">
            <text:p>20%</text:p>
          </table:table-cell>
          <table:table-cell table:formula="of:=&quot;&lt;Stats level=&quot;&quot;&quot;&amp;[.A84]&amp;&quot;&quot;&quot; hp=&quot;&quot;&quot;&amp;[.B84]&amp;&quot;&quot;&quot; atk=&quot;&quot;&quot;&amp;[.C84]&amp;&quot;&quot;&quot; spd=&quot;&quot;&quot;&amp;[.E84]&amp;&quot;&quot;&quot; def=&quot;&quot;&quot;&amp;[.D84]&amp;&quot;&quot;&quot; effect_hit=&quot;&quot;0.&quot;&amp;TRIM(SUBSTITUTE(SUBSTITUTE([.F84];&quot;%&quot;;&quot;&quot;);&quot;.&quot;;&quot;&quot;))&amp;&quot;&quot;&quot; effect_res=&quot;&quot;0.&quot;&amp;TRIM(SUBSTITUTE(SUBSTITUTE([.G84];&quot;%&quot;;&quot;&quot;);&quot;.&quot;;&quot;&quot;))&amp;&quot;&quot;&quot; tgh=&quot;&quot;&quot;&amp;[.$H$1]&amp;&quot;&quot;&quot; /&gt;&quot;" office:value-type="string" office:string-value="&lt;Stats level=&quot;83 &quot; hp=&quot;23894 &quot; atk=&quot;585 &quot; spd=&quot;120 &quot; def=&quot;1030 &quot; effect_hit=&quot;0.264&quot; effect_res=&quot;0.20&quot; tgh=&quot;60&quot; /&gt;">
            <text:p>&lt;Stats level="83 " hp="23894 " atk="585 " spd="120 " def="1030 " effect_hit="0.26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4 </text:p>
          </table:table-cell>
          <table:table-cell office:value-type="string">
            <text:p>25057 </text:p>
          </table:table-cell>
          <table:table-cell office:value-type="string">
            <text:p>597 </text:p>
          </table:table-cell>
          <table:table-cell office:value-type="string">
            <text:p>1040 </text:p>
          </table:table-cell>
          <table:table-cell office:value-type="string">
            <text:p>120 </text:p>
          </table:table-cell>
          <table:table-cell table:style-name="ce2" office:value-type="string">
            <text:p>27.2% </text:p>
          </table:table-cell>
          <table:table-cell office:value-type="string">
            <text:p>20%</text:p>
          </table:table-cell>
          <table:table-cell table:formula="of:=&quot;&lt;Stats level=&quot;&quot;&quot;&amp;[.A85]&amp;&quot;&quot;&quot; hp=&quot;&quot;&quot;&amp;[.B85]&amp;&quot;&quot;&quot; atk=&quot;&quot;&quot;&amp;[.C85]&amp;&quot;&quot;&quot; spd=&quot;&quot;&quot;&amp;[.E85]&amp;&quot;&quot;&quot; def=&quot;&quot;&quot;&amp;[.D85]&amp;&quot;&quot;&quot; effect_hit=&quot;&quot;0.&quot;&amp;TRIM(SUBSTITUTE(SUBSTITUTE([.F85];&quot;%&quot;;&quot;&quot;);&quot;.&quot;;&quot;&quot;))&amp;&quot;&quot;&quot; effect_res=&quot;&quot;0.&quot;&amp;TRIM(SUBSTITUTE(SUBSTITUTE([.G85];&quot;%&quot;;&quot;&quot;);&quot;.&quot;;&quot;&quot;))&amp;&quot;&quot;&quot; tgh=&quot;&quot;&quot;&amp;[.$H$1]&amp;&quot;&quot;&quot; /&gt;&quot;" office:value-type="string" office:string-value="&lt;Stats level=&quot;84 &quot; hp=&quot;25057 &quot; atk=&quot;597 &quot; spd=&quot;120 &quot; def=&quot;1040 &quot; effect_hit=&quot;0.272&quot; effect_res=&quot;0.20&quot; tgh=&quot;60&quot; /&gt;">
            <text:p>&lt;Stats level="84 " hp="25057 " atk="597 " spd="120 " def="1040 " effect_hit="0.27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5 </text:p>
          </table:table-cell>
          <table:table-cell office:value-type="string">
            <text:p>26263 </text:p>
          </table:table-cell>
          <table:table-cell office:value-type="string">
            <text:p>608 </text:p>
          </table:table-cell>
          <table:table-cell office:value-type="string">
            <text:p>1050 </text:p>
          </table:table-cell>
          <table:table-cell office:value-type="string">
            <text:p>120 </text:p>
          </table:table-cell>
          <table:table-cell office:value-type="string">
            <text:p>28% </text:p>
          </table:table-cell>
          <table:table-cell office:value-type="string">
            <text:p>20%</text:p>
          </table:table-cell>
          <table:table-cell table:formula="of:=&quot;&lt;Stats level=&quot;&quot;&quot;&amp;[.A86]&amp;&quot;&quot;&quot; hp=&quot;&quot;&quot;&amp;[.B86]&amp;&quot;&quot;&quot; atk=&quot;&quot;&quot;&amp;[.C86]&amp;&quot;&quot;&quot; spd=&quot;&quot;&quot;&amp;[.E86]&amp;&quot;&quot;&quot; def=&quot;&quot;&quot;&amp;[.D86]&amp;&quot;&quot;&quot; effect_hit=&quot;&quot;0.&quot;&amp;TRIM(SUBSTITUTE(SUBSTITUTE([.F86];&quot;%&quot;;&quot;&quot;);&quot;.&quot;;&quot;&quot;))&amp;&quot;&quot;&quot; effect_res=&quot;&quot;0.&quot;&amp;TRIM(SUBSTITUTE(SUBSTITUTE([.G86];&quot;%&quot;;&quot;&quot;);&quot;.&quot;;&quot;&quot;))&amp;&quot;&quot;&quot; tgh=&quot;&quot;&quot;&amp;[.$H$1]&amp;&quot;&quot;&quot; /&gt;&quot;" office:value-type="string" office:string-value="&lt;Stats level=&quot;85 &quot; hp=&quot;26263 &quot; atk=&quot;608 &quot; spd=&quot;120 &quot; def=&quot;1050 &quot; effect_hit=&quot;0.28&quot; effect_res=&quot;0.20&quot; tgh=&quot;60&quot; /&gt;">
            <text:p>&lt;Stats level="85 " hp="26263 " atk="608 " spd="120 " def="1050 " effect_hit="0.2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6 </text:p>
          </table:table-cell>
          <table:table-cell office:value-type="string">
            <text:p>27513 </text:p>
          </table:table-cell>
          <table:table-cell office:value-type="string">
            <text:p>619 </text:p>
          </table:table-cell>
          <table:table-cell office:value-type="string">
            <text:p>1060 </text:p>
          </table:table-cell>
          <table:table-cell office:value-type="string">
            <text:p>132 </text:p>
          </table:table-cell>
          <table:table-cell table:style-name="ce2" office:value-type="string">
            <text:p>28.8% </text:p>
          </table:table-cell>
          <table:table-cell office:value-type="string">
            <text:p>20%</text:p>
          </table:table-cell>
          <table:table-cell table:formula="of:=&quot;&lt;Stats level=&quot;&quot;&quot;&amp;[.A87]&amp;&quot;&quot;&quot; hp=&quot;&quot;&quot;&amp;[.B87]&amp;&quot;&quot;&quot; atk=&quot;&quot;&quot;&amp;[.C87]&amp;&quot;&quot;&quot; spd=&quot;&quot;&quot;&amp;[.E87]&amp;&quot;&quot;&quot; def=&quot;&quot;&quot;&amp;[.D87]&amp;&quot;&quot;&quot; effect_hit=&quot;&quot;0.&quot;&amp;TRIM(SUBSTITUTE(SUBSTITUTE([.F87];&quot;%&quot;;&quot;&quot;);&quot;.&quot;;&quot;&quot;))&amp;&quot;&quot;&quot; effect_res=&quot;&quot;0.&quot;&amp;TRIM(SUBSTITUTE(SUBSTITUTE([.G87];&quot;%&quot;;&quot;&quot;);&quot;.&quot;;&quot;&quot;))&amp;&quot;&quot;&quot; tgh=&quot;&quot;&quot;&amp;[.$H$1]&amp;&quot;&quot;&quot; /&gt;&quot;" office:value-type="string" office:string-value="&lt;Stats level=&quot;86 &quot; hp=&quot;27513 &quot; atk=&quot;619 &quot; spd=&quot;132 &quot; def=&quot;1060 &quot; effect_hit=&quot;0.288&quot; effect_res=&quot;0.20&quot; tgh=&quot;60&quot; /&gt;">
            <text:p>&lt;Stats level="86 " hp="27513 " atk="619 " spd="132 " def="1060 " effect_hit="0.28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7 </text:p>
          </table:table-cell>
          <table:table-cell office:value-type="string">
            <text:p>28810 </text:p>
          </table:table-cell>
          <table:table-cell office:value-type="string">
            <text:p>630 </text:p>
          </table:table-cell>
          <table:table-cell office:value-type="string">
            <text:p>1070 </text:p>
          </table:table-cell>
          <table:table-cell office:value-type="string">
            <text:p>132 </text:p>
          </table:table-cell>
          <table:table-cell table:style-name="ce2" office:value-type="string">
            <text:p>29.6% </text:p>
          </table:table-cell>
          <table:table-cell office:value-type="string">
            <text:p>20%</text:p>
          </table:table-cell>
          <table:table-cell table:formula="of:=&quot;&lt;Stats level=&quot;&quot;&quot;&amp;[.A88]&amp;&quot;&quot;&quot; hp=&quot;&quot;&quot;&amp;[.B88]&amp;&quot;&quot;&quot; atk=&quot;&quot;&quot;&amp;[.C88]&amp;&quot;&quot;&quot; spd=&quot;&quot;&quot;&amp;[.E88]&amp;&quot;&quot;&quot; def=&quot;&quot;&quot;&amp;[.D88]&amp;&quot;&quot;&quot; effect_hit=&quot;&quot;0.&quot;&amp;TRIM(SUBSTITUTE(SUBSTITUTE([.F88];&quot;%&quot;;&quot;&quot;);&quot;.&quot;;&quot;&quot;))&amp;&quot;&quot;&quot; effect_res=&quot;&quot;0.&quot;&amp;TRIM(SUBSTITUTE(SUBSTITUTE([.G88];&quot;%&quot;;&quot;&quot;);&quot;.&quot;;&quot;&quot;))&amp;&quot;&quot;&quot; tgh=&quot;&quot;&quot;&amp;[.$H$1]&amp;&quot;&quot;&quot; /&gt;&quot;" office:value-type="string" office:string-value="&lt;Stats level=&quot;87 &quot; hp=&quot;28810 &quot; atk=&quot;630 &quot; spd=&quot;132 &quot; def=&quot;1070 &quot; effect_hit=&quot;0.296&quot; effect_res=&quot;0.20&quot; tgh=&quot;60&quot; /&gt;">
            <text:p>&lt;Stats level="87 " hp="28810 " atk="630 " spd="132 " def="1070 " effect_hit="0.29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8 </text:p>
          </table:table-cell>
          <table:table-cell office:value-type="string">
            <text:p>30155 </text:p>
          </table:table-cell>
          <table:table-cell office:value-type="string">
            <text:p>641 </text:p>
          </table:table-cell>
          <table:table-cell office:value-type="string">
            <text:p>1080 </text:p>
          </table:table-cell>
          <table:table-cell office:value-type="string">
            <text:p>132 </text:p>
          </table:table-cell>
          <table:table-cell table:style-name="ce2" office:value-type="string">
            <text:p>30.4% </text:p>
          </table:table-cell>
          <table:table-cell office:value-type="string">
            <text:p>20%</text:p>
          </table:table-cell>
          <table:table-cell table:formula="of:=&quot;&lt;Stats level=&quot;&quot;&quot;&amp;[.A89]&amp;&quot;&quot;&quot; hp=&quot;&quot;&quot;&amp;[.B89]&amp;&quot;&quot;&quot; atk=&quot;&quot;&quot;&amp;[.C89]&amp;&quot;&quot;&quot; spd=&quot;&quot;&quot;&amp;[.E89]&amp;&quot;&quot;&quot; def=&quot;&quot;&quot;&amp;[.D89]&amp;&quot;&quot;&quot; effect_hit=&quot;&quot;0.&quot;&amp;TRIM(SUBSTITUTE(SUBSTITUTE([.F89];&quot;%&quot;;&quot;&quot;);&quot;.&quot;;&quot;&quot;))&amp;&quot;&quot;&quot; effect_res=&quot;&quot;0.&quot;&amp;TRIM(SUBSTITUTE(SUBSTITUTE([.G89];&quot;%&quot;;&quot;&quot;);&quot;.&quot;;&quot;&quot;))&amp;&quot;&quot;&quot; tgh=&quot;&quot;&quot;&amp;[.$H$1]&amp;&quot;&quot;&quot; /&gt;&quot;" office:value-type="string" office:string-value="&lt;Stats level=&quot;88 &quot; hp=&quot;30155 &quot; atk=&quot;641 &quot; spd=&quot;132 &quot; def=&quot;1080 &quot; effect_hit=&quot;0.304&quot; effect_res=&quot;0.20&quot; tgh=&quot;60&quot; /&gt;">
            <text:p>&lt;Stats level="88 " hp="30155 " atk="641 " spd="132 " def="1080 " effect_hit="0.30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9 </text:p>
          </table:table-cell>
          <table:table-cell office:value-type="string">
            <text:p>31550 </text:p>
          </table:table-cell>
          <table:table-cell office:value-type="string">
            <text:p>652 </text:p>
          </table:table-cell>
          <table:table-cell office:value-type="string">
            <text:p>1090 </text:p>
          </table:table-cell>
          <table:table-cell office:value-type="string">
            <text:p>132 </text:p>
          </table:table-cell>
          <table:table-cell table:style-name="ce2" office:value-type="string">
            <text:p>31.2% </text:p>
          </table:table-cell>
          <table:table-cell office:value-type="string">
            <text:p>20%</text:p>
          </table:table-cell>
          <table:table-cell table:formula="of:=&quot;&lt;Stats level=&quot;&quot;&quot;&amp;[.A90]&amp;&quot;&quot;&quot; hp=&quot;&quot;&quot;&amp;[.B90]&amp;&quot;&quot;&quot; atk=&quot;&quot;&quot;&amp;[.C90]&amp;&quot;&quot;&quot; spd=&quot;&quot;&quot;&amp;[.E90]&amp;&quot;&quot;&quot; def=&quot;&quot;&quot;&amp;[.D90]&amp;&quot;&quot;&quot; effect_hit=&quot;&quot;0.&quot;&amp;TRIM(SUBSTITUTE(SUBSTITUTE([.F90];&quot;%&quot;;&quot;&quot;);&quot;.&quot;;&quot;&quot;))&amp;&quot;&quot;&quot; effect_res=&quot;&quot;0.&quot;&amp;TRIM(SUBSTITUTE(SUBSTITUTE([.G90];&quot;%&quot;;&quot;&quot;);&quot;.&quot;;&quot;&quot;))&amp;&quot;&quot;&quot; tgh=&quot;&quot;&quot;&amp;[.$H$1]&amp;&quot;&quot;&quot; /&gt;&quot;" office:value-type="string" office:string-value="&lt;Stats level=&quot;89 &quot; hp=&quot;31550 &quot; atk=&quot;652 &quot; spd=&quot;132 &quot; def=&quot;1090 &quot; effect_hit=&quot;0.312&quot; effect_res=&quot;0.20&quot; tgh=&quot;60&quot; /&gt;">
            <text:p>&lt;Stats level="89 " hp="31550 " atk="652 " spd="132 " def="1090 " effect_hit="0.31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90 </text:p>
          </table:table-cell>
          <table:table-cell office:value-type="string">
            <text:p>32997 </text:p>
          </table:table-cell>
          <table:table-cell office:value-type="string">
            <text:p>663 </text:p>
          </table:table-cell>
          <table:table-cell office:value-type="string">
            <text:p>1100 </text:p>
          </table:table-cell>
          <table:table-cell office:value-type="string">
            <text:p>132 </text:p>
          </table:table-cell>
          <table:table-cell office:value-type="string">
            <text:p>32% </text:p>
          </table:table-cell>
          <table:table-cell office:value-type="string">
            <text:p>20%</text:p>
          </table:table-cell>
          <table:table-cell table:formula="of:=&quot;&lt;Stats level=&quot;&quot;&quot;&amp;[.A91]&amp;&quot;&quot;&quot; hp=&quot;&quot;&quot;&amp;[.B91]&amp;&quot;&quot;&quot; atk=&quot;&quot;&quot;&amp;[.C91]&amp;&quot;&quot;&quot; spd=&quot;&quot;&quot;&amp;[.E91]&amp;&quot;&quot;&quot; def=&quot;&quot;&quot;&amp;[.D91]&amp;&quot;&quot;&quot; effect_hit=&quot;&quot;0.&quot;&amp;TRIM(SUBSTITUTE(SUBSTITUTE([.F91];&quot;%&quot;;&quot;&quot;);&quot;.&quot;;&quot;&quot;))&amp;&quot;&quot;&quot; effect_res=&quot;&quot;0.&quot;&amp;TRIM(SUBSTITUTE(SUBSTITUTE([.G91];&quot;%&quot;;&quot;&quot;);&quot;.&quot;;&quot;&quot;))&amp;&quot;&quot;&quot; tgh=&quot;&quot;&quot;&amp;[.$H$1]&amp;&quot;&quot;&quot; /&gt;&quot;" office:value-type="string" office:string-value="&lt;Stats level=&quot;90 &quot; hp=&quot;32997 &quot; atk=&quot;663 &quot; spd=&quot;132 &quot; def=&quot;1100 &quot; effect_hit=&quot;0.32&quot; effect_res=&quot;0.20&quot; tgh=&quot;60&quot; /&gt;">
            <text:p>&lt;Stats level="90 " hp="32997 " atk="663 " spd="132 " def="1100 " effect_hit="0.32" effect_res="0.20" tgh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1">21.10.2023</text:date>, <text:time>00:46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21T00:46:27.53</dc:date>
    <meta:editing-duration>PT35M54S</meta:editing-duration>
    <meta:editing-cycles>11</meta:editing-cycles>
    <meta:generator>OpenOffice/4.1.7$Win32 OpenOffice.org_project/417m1$Build-9800</meta:generator>
    <meta:document-statistic meta:table-count="3" meta:cell-count="733" meta:object-count="0"/>
  </office:meta>
</office:document-meta>
</file>